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125.45mm"/>
    </style:style>
    <style:style style:name="co7" style:family="table-column">
      <style:table-column-properties fo:break-before="auto" style:column-width="59.18mm"/>
    </style:style>
    <style:style style:name="co8" style:family="table-column">
      <style:table-column-properties fo:break-before="auto" style:column-width="102.2mm"/>
    </style:style>
    <style:style style:name="co9" style:family="table-column">
      <style:table-column-properties fo:break-before="auto" style:column-width="277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2NDBYTEMASK</text:p>
          </table:table-cell>
          <table:table-cell table:style-name="Default" office:value-type="string" calcext:value-type="string">
            <text:p>BYTES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SKIPS ON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Python Code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A</text:p>
          </table:table-cell>
          <table:table-cell office:value-type="string" calcext:value-type="string">
            <text:p>0b100100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0</text:p>
          </table:table-cell>
          <table:table-cell table:number-columns-repeated="4"/>
          <table:table-cell table:formula="of:=COM.MICROSOFT.CONCAT(&quot;add_instruction(&quot;; &quot;&quot;&quot;&quot;;[.B4];&quot;&quot;&quot;,&quot;     ;&quot;&quot;;[.C4];&quot;,&quot;     ;&quot;&quot;;[.D4];&quot;,&quot;     ;&quot;&quot;;[.E4];&quot;,&quot;     ;&quot;&quot;;[.F4];&quot;,&quot;     ;&quot;&quot;&quot;&quot;;[.G4];&quot;&quot;&quot;,&quot;     ;&quot;&quot;&quot;&quot;;[.H4];&quot;&quot;&quot;,&quot;     ;&quot;&quot;&quot;&quot;;[.I4];&quot;&quot;&quot;)&quot;)" office:value-type="string" office:string-value="add_instruction(&quot;CLA&quot;,0b10010000,0b11111111,0,1,&quot;Acc ← 0&quot;,&quot;&quot;,&quot;&quot;)" calcext:value-type="string">
            <text:p>add_instruction("CLA",0b10010000,0b11111111,0,1,"Acc ← 0","","")</text:p>
          </table:table-cell>
        </table:table-row>
        <table:table-row table:style-name="ro1">
          <table:table-cell/>
          <table:table-cell office:value-type="string" calcext:value-type="string">
            <text:p>CLC</text:p>
          </table:table-cell>
          <table:table-cell office:value-type="string" calcext:value-type="string">
            <text:p>0b000010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← 0</text:p>
          </table:table-cell>
          <table:table-cell table:number-columns-repeated="4"/>
          <table:table-cell table:formula="of:=COM.MICROSOFT.CONCAT(&quot;add_instruction(&quot;; &quot;&quot;&quot;&quot;;[.B5];&quot;&quot;&quot;,&quot;     ;&quot;&quot;;[.C5];&quot;,&quot;     ;&quot;&quot;;[.D5];&quot;,&quot;     ;&quot;&quot;;[.E5];&quot;,&quot;     ;&quot;&quot;;[.F5];&quot;,&quot;     ;&quot;&quot;&quot;&quot;;[.G5];&quot;&quot;&quot;,&quot;     ;&quot;&quot;&quot;&quot;;[.H5];&quot;&quot;&quot;,&quot;     ;&quot;&quot;&quot;&quot;;[.I5];&quot;&quot;&quot;)&quot;)" office:value-type="string" office:string-value="add_instruction(&quot;CLC&quot;,0b00001011,0b11111111,0,1,&quot;C ← 0&quot;,&quot;&quot;,&quot;&quot;)" calcext:value-type="string">
            <text:p>add_instruction("CLC",0b00001011,0b11111111,0,1,"C ← 0","","")</text:p>
          </table:table-cell>
        </table:table-row>
        <table:table-row table:style-name="ro1">
          <table:table-cell/>
          <table:table-cell office:value-type="string" calcext:value-type="string">
            <text:p>CMA</text:p>
          </table:table-cell>
          <table:table-cell office:value-type="string" calcext:value-type="string">
            <text:p>0b000100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~(Acc)</text:p>
          </table:table-cell>
          <table:table-cell table:number-columns-repeated="4"/>
          <table:table-cell table:formula="of:=COM.MICROSOFT.CONCAT(&quot;add_instruction(&quot;; &quot;&quot;&quot;&quot;;[.B6];&quot;&quot;&quot;,&quot;     ;&quot;&quot;;[.C6];&quot;,&quot;     ;&quot;&quot;;[.D6];&quot;,&quot;     ;&quot;&quot;;[.E6];&quot;,&quot;     ;&quot;&quot;;[.F6];&quot;,&quot;     ;&quot;&quot;&quot;&quot;;[.G6];&quot;&quot;&quot;,&quot;     ;&quot;&quot;&quot;&quot;;[.H6];&quot;&quot;&quot;,&quot;     ;&quot;&quot;&quot;&quot;;[.I6];&quot;&quot;&quot;)&quot;)" office:value-type="string" office:string-value="add_instruction(&quot;CMA&quot;,0b00010000,0b11111111,0,1,&quot;Acc ← ~(Acc)&quot;,&quot;&quot;,&quot;&quot;)" calcext:value-type="string">
            <text:p>add_instruction("CMA",0b00010000,0b11111111,0,1,"Acc ← ~(Acc)","","")</text:p>
          </table:table-cell>
        </table:table-row>
        <table:table-row table:style-name="ro1">
          <table:table-cell/>
          <table:table-cell office:value-type="string" calcext:value-type="string">
            <text:p>CIA</text:p>
          </table:table-cell>
          <table:table-cell office:value-type="string" calcext:value-type="string">
            <text:p>0b0001000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~(Acc) + 1</text:p>
          </table:table-cell>
          <table:table-cell table:number-columns-repeated="4"/>
          <table:table-cell table:formula="of:=COM.MICROSOFT.CONCAT(&quot;add_instruction(&quot;; &quot;&quot;&quot;&quot;;[.B7];&quot;&quot;&quot;,&quot;     ;&quot;&quot;;[.C7];&quot;,&quot;     ;&quot;&quot;;[.D7];&quot;,&quot;     ;&quot;&quot;;[.E7];&quot;,&quot;     ;&quot;&quot;;[.F7];&quot;,&quot;     ;&quot;&quot;&quot;&quot;;[.G7];&quot;&quot;&quot;,&quot;     ;&quot;&quot;&quot;&quot;;[.H7];&quot;&quot;&quot;,&quot;     ;&quot;&quot;&quot;&quot;;[.I7];&quot;&quot;&quot;)&quot;)" office:value-type="string" office:string-value="add_instruction(&quot;CIA&quot;,0b00010001,0b11111111,0,1,&quot;Acc ← ~(Acc) + 1&quot;,&quot;&quot;,&quot;&quot;)" calcext:value-type="string">
            <text:p>add_instruction("CIA",0b00010001,0b11111111,0,1,"Acc ← ~(Acc) + 1","","")</text:p>
          </table:table-cell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0b0000110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(Acc) + 1, skip if carry</text:p>
          </table:table-cell>
          <table:table-cell office:value-type="string" calcext:value-type="string">
            <text:p>Carry</text:p>
          </table:table-cell>
          <table:table-cell table:number-columns-repeated="3"/>
          <table:table-cell table:formula="of:=COM.MICROSOFT.CONCAT(&quot;add_instruction(&quot;; &quot;&quot;&quot;&quot;;[.B8];&quot;&quot;&quot;,&quot;     ;&quot;&quot;;[.C8];&quot;,&quot;     ;&quot;&quot;;[.D8];&quot;,&quot;     ;&quot;&quot;;[.E8];&quot;,&quot;     ;&quot;&quot;;[.F8];&quot;,&quot;     ;&quot;&quot;&quot;&quot;;[.G8];&quot;&quot;&quot;,&quot;     ;&quot;&quot;&quot;&quot;;[.H8];&quot;&quot;&quot;,&quot;     ;&quot;&quot;&quot;&quot;;[.I8];&quot;&quot;&quot;)&quot;)" office:value-type="string" office:string-value="add_instruction(&quot;INC&quot;,0b00001101,0b11111111,0,1,&quot;Acc ← (Acc) + 1, skip if carry&quot;,&quot;Carry&quot;,&quot;&quot;)" calcext:value-type="string">
            <text:p>add_instruction("INC",0b00001101,0b11111111,0,1,"Acc ← (Acc) + 1, skip if carry","Carry","")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0b000011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(Acc) - 1, skip if borrow</text:p>
          </table:table-cell>
          <table:table-cell office:value-type="string" calcext:value-type="string">
            <text:p>Borrow</text:p>
          </table:table-cell>
          <table:table-cell table:number-columns-repeated="3"/>
          <table:table-cell table:formula="of:=COM.MICROSOFT.CONCAT(&quot;add_instruction(&quot;; &quot;&quot;&quot;&quot;;[.B9];&quot;&quot;&quot;,&quot;     ;&quot;&quot;;[.C9];&quot;,&quot;     ;&quot;&quot;;[.D9];&quot;,&quot;     ;&quot;&quot;;[.E9];&quot;,&quot;     ;&quot;&quot;;[.F9];&quot;,&quot;     ;&quot;&quot;&quot;&quot;;[.G9];&quot;&quot;&quot;,&quot;     ;&quot;&quot;&quot;&quot;;[.H9];&quot;&quot;&quot;,&quot;     ;&quot;&quot;&quot;&quot;;[.I9];&quot;&quot;&quot;)&quot;)" office:value-type="string" office:string-value="add_instruction(&quot;DEC&quot;,0b00001111,0b11111111,0,1,&quot;Acc ← (Acc) - 1, skip if borrow&quot;,&quot;Borrow&quot;,&quot;&quot;)" calcext:value-type="string">
            <text:p>add_instruction("DEC",0b00001111,0b11111111,0,1,"Acc ← (Acc) - 1, skip if borrow","Borrow","")</text:p>
          </table:table-cell>
        </table:table-row>
        <table:table-row table:style-name="ro1">
          <table:table-cell/>
          <table:table-cell office:value-type="string" calcext:value-type="string">
            <text:p>STC</text:p>
          </table:table-cell>
          <table:table-cell office:value-type="string" calcext:value-type="string">
            <text:p>0b000110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← 1</text:p>
          </table:table-cell>
          <table:table-cell table:number-columns-repeated="4"/>
          <table:table-cell table:formula="of:=COM.MICROSOFT.CONCAT(&quot;add_instruction(&quot;; &quot;&quot;&quot;&quot;;[.B10];&quot;&quot;&quot;,&quot;     ;&quot;&quot;;[.C10];&quot;,&quot;     ;&quot;&quot;;[.D10];&quot;,&quot;     ;&quot;&quot;;[.E10];&quot;,&quot;     ;&quot;&quot;;[.F10];&quot;,&quot;     ;&quot;&quot;&quot;&quot;;[.G10];&quot;&quot;&quot;,&quot;     ;&quot;&quot;&quot;&quot;;[.H10];&quot;&quot;&quot;,&quot;     ;&quot;&quot;&quot;&quot;;[.I10];&quot;&quot;&quot;)&quot;)" office:value-type="string" office:string-value="add_instruction(&quot;STC&quot;,0b00011011,0b11111111,0,1,&quot;C ← 1&quot;,&quot;&quot;,&quot;&quot;)" calcext:value-type="string">
            <text:p>add_instruction("STC",0b00011011,0b11111111,0,1,"C ← 1","","")</text:p>
          </table:table-cell>
        </table:table-row>
        <table:table-row table:style-name="ro1">
          <table:table-cell/>
          <table:table-cell office:value-type="string" calcext:value-type="string">
            <text:p>XC</text:p>
          </table:table-cell>
          <table:table-cell office:value-type="string" calcext:value-type="string">
            <text:p>0b0001101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)↔ (C’)</text:p>
          </table:table-cell>
          <table:table-cell table:number-columns-repeated="4"/>
          <table:table-cell table:formula="of:=COM.MICROSOFT.CONCAT(&quot;add_instruction(&quot;; &quot;&quot;&quot;&quot;;[.B11];&quot;&quot;&quot;,&quot;     ;&quot;&quot;;[.C11];&quot;,&quot;     ;&quot;&quot;;[.D11];&quot;,&quot;     ;&quot;&quot;;[.E11];&quot;,&quot;     ;&quot;&quot;;[.F11];&quot;,&quot;     ;&quot;&quot;&quot;&quot;;[.G11];&quot;&quot;&quot;,&quot;     ;&quot;&quot;&quot;&quot;;[.H11];&quot;&quot;&quot;,&quot;     ;&quot;&quot;&quot;&quot;;[.I11];&quot;&quot;&quot;)&quot;)" office:value-type="string" office:string-value="add_instruction(&quot;XC&quot;,0b00011010,0b11111111,0,1,&quot;(C)↔ (C’)&quot;,&quot;&quot;,&quot;&quot;)" calcext:value-type="string">
            <text:p>add_instruction("XC",0b00011010,0b11111111,0,1,"(C)↔ (C’)","","")</text:p>
          </table:table-cell>
        </table:table-row>
        <table:table-row table:style-name="ro1">
          <table:table-cell/>
          <table:table-cell office:value-type="string" calcext:value-type="string">
            <text:p>RAR</text:p>
          </table:table-cell>
          <table:table-cell office:value-type="string" calcext:value-type="string">
            <text:p>0b001100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 ) → Acc3, (Accn) → (Accn-1), Acca → C</text:p>
          </table:table-cell>
          <table:table-cell/>
          <table:table-cell office:value-type="string" calcext:value-type="string">
            <text:p>4-bits in Acc rotate one bit right through the carry bit</text:p>
          </table:table-cell>
          <table:table-cell table:number-columns-repeated="2"/>
          <table:table-cell table:formula="of:=COM.MICROSOFT.CONCAT(&quot;add_instruction(&quot;; &quot;&quot;&quot;&quot;;[.B12];&quot;&quot;&quot;,&quot;     ;&quot;&quot;;[.C12];&quot;,&quot;     ;&quot;&quot;;[.D12];&quot;,&quot;     ;&quot;&quot;;[.E12];&quot;,&quot;     ;&quot;&quot;;[.F12];&quot;,&quot;     ;&quot;&quot;&quot;&quot;;[.G12];&quot;&quot;&quot;,&quot;     ;&quot;&quot;&quot;&quot;;[.H12];&quot;&quot;&quot;,&quot;     ;&quot;&quot;&quot;&quot;;[.I12];&quot;&quot;&quot;)&quot;)" office:value-type="string" office:string-value="add_instruction(&quot;RAR&quot;,0b00110000,0b11111111,0,1,&quot;(C ) → Acc3, (Accn) → (Accn-1), Acca → C&quot;,&quot;&quot;,&quot;4-bits in Acc rotate one bit right through the carry bit&quot;)" calcext:value-type="string">
            <text:p>add_instruction("RAR",0b00110000,0b11111111,0,1,"(C ) → Acc3, (Accn) → (Accn-1), Acca → C","","4-bits in Acc rotate one bit right through the carry bit")</text:p>
          </table:table-cell>
        </table:table-row>
        <table:table-row table:style-name="ro1">
          <table:table-cell/>
          <table:table-cell office:value-type="string" calcext:value-type="string">
            <text:p>INM</text:p>
          </table:table-cell>
          <table:table-cell office:value-type="string" calcext:value-type="string">
            <text:p>0b0001110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DP)] ← [(DP)] + 1; skip if [(DP)] = 0</text:p>
          </table:table-cell>
          <table:table-cell office:value-type="string" calcext:value-type="string">
            <text:p>[(DP)] = 0</text:p>
          </table:table-cell>
          <table:table-cell office:value-type="string" calcext:value-type="string">
            <text:p>increments 4-bit data in ram and skips if wraps around to 0</text:p>
          </table:table-cell>
          <table:table-cell table:number-columns-repeated="2"/>
          <table:table-cell table:formula="of:=COM.MICROSOFT.CONCAT(&quot;add_instruction(&quot;; &quot;&quot;&quot;&quot;;[.B13];&quot;&quot;&quot;,&quot;     ;&quot;&quot;;[.C13];&quot;,&quot;     ;&quot;&quot;;[.D13];&quot;,&quot;     ;&quot;&quot;;[.E13];&quot;,&quot;     ;&quot;&quot;;[.F13];&quot;,&quot;     ;&quot;&quot;&quot;&quot;;[.G13];&quot;&quot;&quot;,&quot;     ;&quot;&quot;&quot;&quot;;[.H13];&quot;&quot;&quot;,&quot;     ;&quot;&quot;&quot;&quot;;[.I13];&quot;&quot;&quot;)&quot;)" office:value-type="string" office:string-value="add_instruction(&quot;INM&quot;,0b00011101,0b11111111,0,1,&quot;[(DP)] ← [(DP)] + 1; skip if [(DP)] = 0&quot;,&quot;[(DP)] = 0&quot;,&quot;increments 4-bit data in ram and skips if wraps around to 0&quot;)" calcext:value-type="string">
            <text:p>add_instruction("INM",0b00011101,0b11111111,0,1,"[(DP)] ← [(DP)] + 1; skip if [(DP)] = 0","[(DP)] = 0","increments 4-bit data in ram and skips if wraps around to 0")</text:p>
          </table:table-cell>
        </table:table-row>
        <table:table-row table:style-name="ro1">
          <table:table-cell/>
          <table:table-cell office:value-type="string" calcext:value-type="string">
            <text:p>DEM</text:p>
          </table:table-cell>
          <table:table-cell office:value-type="string" calcext:value-type="string">
            <text:p>0b000111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DP)] ← [(DP)] - 1; skip if [(DP)] = F</text:p>
          </table:table-cell>
          <table:table-cell office:value-type="string" calcext:value-type="string">
            <text:p>[(DP)] = F</text:p>
          </table:table-cell>
          <table:table-cell office:value-type="string" calcext:value-type="string">
            <text:p>decrements 4-bit data in ram and skips if wraps around to F</text:p>
          </table:table-cell>
          <table:table-cell table:number-columns-repeated="2"/>
          <table:table-cell table:formula="of:=COM.MICROSOFT.CONCAT(&quot;add_instruction(&quot;; &quot;&quot;&quot;&quot;;[.B14];&quot;&quot;&quot;,&quot;     ;&quot;&quot;;[.C14];&quot;,&quot;     ;&quot;&quot;;[.D14];&quot;,&quot;     ;&quot;&quot;;[.E14];&quot;,&quot;     ;&quot;&quot;;[.F14];&quot;,&quot;     ;&quot;&quot;&quot;&quot;;[.G14];&quot;&quot;&quot;,&quot;     ;&quot;&quot;&quot;&quot;;[.H14];&quot;&quot;&quot;,&quot;     ;&quot;&quot;&quot;&quot;;[.I14];&quot;&quot;&quot;)&quot;)" office:value-type="string" office:string-value="add_instruction(&quot;DEM&quot;,0b00011111,0b11111111,0,1,&quot;[(DP)] ← [(DP)] - 1; skip if [(DP)] = F&quot;,&quot;[(DP)] = F&quot;,&quot;decrements 4-bit data in ram and skips if wraps around to F&quot;)" calcext:value-type="string">
            <text:p>add_instruction("DEM",0b00011111,0b11111111,0,1,"[(DP)] ← [(DP)] - 1; skip if [(DP)] = F","[(DP)] = F","decrements 4-bit data in ram and skips if wraps around to F")</text:p>
          </table:table-cell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0b000010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(acc) + [(DP]), skip on carry</text:p>
          </table:table-cell>
          <table:table-cell office:value-type="string" calcext:value-type="string">
            <text:p>Carry</text:p>
          </table:table-cell>
          <table:table-cell table:number-columns-repeated="3"/>
          <table:table-cell table:formula="of:=COM.MICROSOFT.CONCAT(&quot;add_instruction(&quot;; &quot;&quot;&quot;&quot;;[.B15];&quot;&quot;&quot;,&quot;     ;&quot;&quot;;[.C15];&quot;,&quot;     ;&quot;&quot;;[.D15];&quot;,&quot;     ;&quot;&quot;;[.E15];&quot;,&quot;     ;&quot;&quot;;[.F15];&quot;,&quot;     ;&quot;&quot;&quot;&quot;;[.G15];&quot;&quot;&quot;,&quot;     ;&quot;&quot;&quot;&quot;;[.H15];&quot;&quot;&quot;,&quot;     ;&quot;&quot;&quot;&quot;;[.I15];&quot;&quot;&quot;)&quot;)" office:value-type="string" office:string-value="add_instruction(&quot;AD&quot;,0b00001000,0b11111111,0,1,&quot;Acc ← (acc) + [(DP]), skip on carry&quot;,&quot;Carry&quot;,&quot;&quot;)" calcext:value-type="string">
            <text:p>add_instruction("AD",0b00001000,0b11111111,0,1,"Acc ← (acc) + [(DP]), skip on carry","Carry","")</text:p>
          </table:table-cell>
        </table:table-row>
        <table:table-row table:style-name="ro1">
          <table:table-cell/>
          <table:table-cell office:value-type="string" calcext:value-type="string">
            <text:p>ADS</text:p>
          </table:table-cell>
          <table:table-cell office:value-type="string" calcext:value-type="string">
            <text:p>0b0000100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, C ← (Acc) + [(DP)] + (C )</text:p>
          </table:table-cell>
          <table:table-cell office:value-type="string" calcext:value-type="string">
            <text:p>Carry</text:p>
          </table:table-cell>
          <table:table-cell table:number-columns-repeated="3"/>
          <table:table-cell table:formula="of:=COM.MICROSOFT.CONCAT(&quot;add_instruction(&quot;; &quot;&quot;&quot;&quot;;[.B16];&quot;&quot;&quot;,&quot;     ;&quot;&quot;;[.C16];&quot;,&quot;     ;&quot;&quot;;[.D16];&quot;,&quot;     ;&quot;&quot;;[.E16];&quot;,&quot;     ;&quot;&quot;;[.F16];&quot;,&quot;     ;&quot;&quot;&quot;&quot;;[.G16];&quot;&quot;&quot;,&quot;     ;&quot;&quot;&quot;&quot;;[.H16];&quot;&quot;&quot;,&quot;     ;&quot;&quot;&quot;&quot;;[.I16];&quot;&quot;&quot;)&quot;)" office:value-type="string" office:string-value="add_instruction(&quot;ADS&quot;,0b00001001,0b11111111,0,1,&quot;Acc, C ← (Acc) + [(DP)] + (C )&quot;,&quot;Carry&quot;,&quot;&quot;)" calcext:value-type="string">
            <text:p>add_instruction("ADS",0b00001001,0b11111111,0,1,"Acc, C ← (Acc) + [(DP)] + (C )","Carry","")</text:p>
          </table:table-cell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0b0001100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, C ← (Acc) + [(DP)] + (C )</text:p>
          </table:table-cell>
          <table:table-cell table:number-columns-repeated="4"/>
          <table:table-cell table:formula="of:=COM.MICROSOFT.CONCAT(&quot;add_instruction(&quot;; &quot;&quot;&quot;&quot;;[.B17];&quot;&quot;&quot;,&quot;     ;&quot;&quot;;[.C17];&quot;,&quot;     ;&quot;&quot;;[.D17];&quot;,&quot;     ;&quot;&quot;;[.E17];&quot;,&quot;     ;&quot;&quot;;[.F17];&quot;,&quot;     ;&quot;&quot;&quot;&quot;;[.G17];&quot;&quot;&quot;,&quot;     ;&quot;&quot;&quot;&quot;;[.H17];&quot;&quot;&quot;,&quot;     ;&quot;&quot;&quot;&quot;;[.I17];&quot;&quot;&quot;)&quot;)" office:value-type="string" office:string-value="add_instruction(&quot;ADC&quot;,0b00011001,0b11111111,0,1,&quot;Acc, C ← (Acc) + [(DP)] + (C )&quot;,&quot;&quot;,&quot;&quot;)" calcext:value-type="string">
            <text:p>add_instruction("ADC",0b00011001,0b11111111,0,1,"Acc, C ← (Acc) + [(DP)] + (C )","","")</text:p>
          </table:table-cell>
        </table:table-row>
        <table:table-row table:style-name="ro1">
          <table:table-cell/>
          <table:table-cell office:value-type="string" calcext:value-type="string">
            <text:p>DAA</text:p>
          </table:table-cell>
          <table:table-cell office:value-type="string" calcext:value-type="string">
            <text:p>0b0000011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(Acc) + 6</text:p>
          </table:table-cell>
          <table:table-cell table:number-columns-repeated="4"/>
          <table:table-cell table:formula="of:=COM.MICROSOFT.CONCAT(&quot;add_instruction(&quot;; &quot;&quot;&quot;&quot;;[.B18];&quot;&quot;&quot;,&quot;     ;&quot;&quot;;[.C18];&quot;,&quot;     ;&quot;&quot;;[.D18];&quot;,&quot;     ;&quot;&quot;;[.E18];&quot;,&quot;     ;&quot;&quot;;[.F18];&quot;,&quot;     ;&quot;&quot;&quot;&quot;;[.G18];&quot;&quot;&quot;,&quot;     ;&quot;&quot;&quot;&quot;;[.H18];&quot;&quot;&quot;,&quot;     ;&quot;&quot;&quot;&quot;;[.I18];&quot;&quot;&quot;)&quot;)" office:value-type="string" office:string-value="add_instruction(&quot;DAA&quot;,0b00000110,0b11111111,0,1,&quot;Acc ← (Acc) + 6&quot;,&quot;&quot;,&quot;&quot;)" calcext:value-type="string">
            <text:p>add_instruction("DAA",0b00000110,0b11111111,0,1,"Acc ← (Acc) + 6","","")</text:p>
          </table:table-cell>
        </table:table-row>
        <table:table-row table:style-name="ro1">
          <table:table-cell/>
          <table:table-cell office:value-type="string" calcext:value-type="string">
            <text:p>DAS</text:p>
          </table:table-cell>
          <table:table-cell office:value-type="string" calcext:value-type="string">
            <text:p>0b0000101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(Acc) + 10</text:p>
          </table:table-cell>
          <table:table-cell table:number-columns-repeated="4"/>
          <table:table-cell table:formula="of:=COM.MICROSOFT.CONCAT(&quot;add_instruction(&quot;; &quot;&quot;&quot;&quot;;[.B19];&quot;&quot;&quot;,&quot;     ;&quot;&quot;;[.C19];&quot;,&quot;     ;&quot;&quot;;[.D19];&quot;,&quot;     ;&quot;&quot;;[.E19];&quot;,&quot;     ;&quot;&quot;;[.F19];&quot;,&quot;     ;&quot;&quot;&quot;&quot;;[.G19];&quot;&quot;&quot;,&quot;     ;&quot;&quot;&quot;&quot;;[.H19];&quot;&quot;&quot;,&quot;     ;&quot;&quot;&quot;&quot;;[.I19];&quot;&quot;&quot;)&quot;)" office:value-type="string" office:string-value="add_instruction(&quot;DAS&quot;,0b00001010,0b11111111,0,1,&quot;Acc ← (Acc) + 10&quot;,&quot;&quot;,&quot;&quot;)" calcext:value-type="string">
            <text:p>add_instruction("DAS",0b00001010,0b11111111,0,1,"Acc ← (Acc) + 10","","")</text:p>
          </table:table-cell>
        </table:table-row>
        <table:table-row table:style-name="ro1">
          <table:table-cell/>
          <table:table-cell office:value-type="string" calcext:value-type="string">
            <text:p>EXL</text:p>
          </table:table-cell>
          <table:table-cell office:value-type="string" calcext:value-type="string">
            <text:p>0b000110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(Acc) OR ([DP])</text:p>
          </table:table-cell>
          <table:table-cell table:number-columns-repeated="4"/>
          <table:table-cell table:formula="of:=COM.MICROSOFT.CONCAT(&quot;add_instruction(&quot;; &quot;&quot;&quot;&quot;;[.B20];&quot;&quot;&quot;,&quot;     ;&quot;&quot;;[.C20];&quot;,&quot;     ;&quot;&quot;;[.D20];&quot;,&quot;     ;&quot;&quot;;[.E20];&quot;,&quot;     ;&quot;&quot;;[.F20];&quot;,&quot;     ;&quot;&quot;&quot;&quot;;[.G20];&quot;&quot;&quot;,&quot;     ;&quot;&quot;&quot;&quot;;[.H20];&quot;&quot;&quot;,&quot;     ;&quot;&quot;&quot;&quot;;[.I20];&quot;&quot;&quot;)&quot;)" office:value-type="string" office:string-value="add_instruction(&quot;EXL&quot;,0b00011000,0b11111111,0,1,&quot;Acc ← (Acc) OR ([DP])&quot;,&quot;&quot;,&quot;&quot;)" calcext:value-type="string">
            <text:p>add_instruction("EXL",0b00011000,0b11111111,0,1,"Acc ← (Acc) OR ([DP])","","")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0b10010000</text:p>
          </table:table-cell>
          <table:table-cell office:value-type="string" calcext:value-type="string">
            <text:p>0b111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<text:s/>I3I2I1I0</text:p>
          </table:table-cell>
          <table:table-cell table:number-columns-repeated="4"/>
          <table:table-cell table:formula="of:=COM.MICROSOFT.CONCAT(&quot;add_instruction(&quot;; &quot;&quot;&quot;&quot;;[.B21];&quot;&quot;&quot;,&quot;     ;&quot;&quot;;[.C21];&quot;,&quot;     ;&quot;&quot;;[.D21];&quot;,&quot;     ;&quot;&quot;;[.E21];&quot;,&quot;     ;&quot;&quot;;[.F21];&quot;,&quot;     ;&quot;&quot;&quot;&quot;;[.G21];&quot;&quot;&quot;,&quot;     ;&quot;&quot;&quot;&quot;;[.H21];&quot;&quot;&quot;,&quot;     ;&quot;&quot;&quot;&quot;;[.I21];&quot;&quot;&quot;)&quot;)" office:value-type="string" office:string-value="add_instruction(&quot;LI&quot;,0b10010000,0b11110000,0,1,&quot;Acc ←  I3I2I1I0&quot;,&quot;&quot;,&quot;&quot;)" calcext:value-type="string">
            <text:p>add_instruction("LI",0b10010000,0b11110000,0,1,"Acc ← <text:s/>I3I2I1I0","","")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0b0000001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[(DP)] ← </text:span>Acc</text:p>
          </table:table-cell>
          <table:table-cell table:number-columns-repeated="4"/>
          <table:table-cell table:formula="of:=COM.MICROSOFT.CONCAT(&quot;add_instruction(&quot;; &quot;&quot;&quot;&quot;;[.B22];&quot;&quot;&quot;,&quot;     ;&quot;&quot;;[.C22];&quot;,&quot;     ;&quot;&quot;;[.D22];&quot;,&quot;     ;&quot;&quot;;[.E22];&quot;,&quot;     ;&quot;&quot;;[.F22];&quot;,&quot;     ;&quot;&quot;&quot;&quot;;[.G22];&quot;&quot;&quot;,&quot;     ;&quot;&quot;&quot;&quot;;[.H22];&quot;&quot;&quot;,&quot;     ;&quot;&quot;&quot;&quot;;[.I22];&quot;&quot;&quot;)&quot;)" office:value-type="string" office:string-value="add_instruction(&quot;S&quot;,0b00000010,0b11111111,0,1,&quot;[(DP)] ← Acc&quot;,&quot;&quot;,&quot;&quot;)" calcext:value-type="string">
            <text:p>add_instruction("S",0b00000010,0b11111111,0,1,"[(DP)] ← Acc","","")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b001110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<text:s/>[(DP)]</text:p>
          </table:table-cell>
          <table:table-cell table:number-columns-repeated="4"/>
          <table:table-cell table:formula="of:=COM.MICROSOFT.CONCAT(&quot;add_instruction(&quot;; &quot;&quot;&quot;&quot;;[.B23];&quot;&quot;&quot;,&quot;     ;&quot;&quot;;[.C23];&quot;,&quot;     ;&quot;&quot;;[.D23];&quot;,&quot;     ;&quot;&quot;;[.E23];&quot;,&quot;     ;&quot;&quot;;[.F23];&quot;,&quot;     ;&quot;&quot;&quot;&quot;;[.G23];&quot;&quot;&quot;,&quot;     ;&quot;&quot;&quot;&quot;;[.H23];&quot;&quot;&quot;,&quot;     ;&quot;&quot;&quot;&quot;;[.I23];&quot;&quot;&quot;)&quot;)" office:value-type="string" office:string-value="add_instruction(&quot;L&quot;,0b00111000,0b11111111,0,1,&quot;Acc ←  [(DP)]&quot;,&quot;&quot;,&quot;&quot;)" calcext:value-type="string">
            <text:p>add_instruction("L",0b00111000,0b11111111,0,1,"Acc ← <text:s/>[(DP)]","","")</text:p>
          </table:table-cell>
        </table:table-row>
        <table:table-row table:style-name="ro1">
          <table:table-cell/>
          <table:table-cell office:value-type="string" calcext:value-type="string">
            <text:p>LM</text:p>
          </table:table-cell>
          <table:table-cell office:value-type="string" calcext:value-type="string">
            <text:p>0b001110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<text:s/>[(DP)] ; DPh ← (DPh) OR M1M0</text:p>
          </table:table-cell>
          <table:table-cell table:number-columns-repeated="4"/>
          <table:table-cell table:formula="of:=COM.MICROSOFT.CONCAT(&quot;add_instruction(&quot;; &quot;&quot;&quot;&quot;;[.B24];&quot;&quot;&quot;,&quot;     ;&quot;&quot;;[.C24];&quot;,&quot;     ;&quot;&quot;;[.D24];&quot;,&quot;     ;&quot;&quot;;[.E24];&quot;,&quot;     ;&quot;&quot;;[.F24];&quot;,&quot;     ;&quot;&quot;&quot;&quot;;[.G24];&quot;&quot;&quot;,&quot;     ;&quot;&quot;&quot;&quot;;[.H24];&quot;&quot;&quot;,&quot;     ;&quot;&quot;&quot;&quot;;[.I24];&quot;&quot;&quot;)&quot;)" office:value-type="string" office:string-value="add_instruction(&quot;LM&quot;,0b00111000,0b11111100,0,1,&quot;Acc ←  [(DP)] ; DPh ← (DPh) OR M1M0&quot;,&quot;&quot;,&quot;&quot;)" calcext:value-type="string">
            <text:p>add_instruction("LM",0b00111000,0b11111100,0,1,"Acc ← <text:s/>[(DP)] ; DPh ← (DPh) OR M1M0","","")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0b001010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cc) ↔ [(DP)]</text:p>
          </table:table-cell>
          <table:table-cell table:number-columns-repeated="4"/>
          <table:table-cell table:formula="of:=COM.MICROSOFT.CONCAT(&quot;add_instruction(&quot;; &quot;&quot;&quot;&quot;;[.B25];&quot;&quot;&quot;,&quot;     ;&quot;&quot;;[.C25];&quot;,&quot;     ;&quot;&quot;;[.D25];&quot;,&quot;     ;&quot;&quot;;[.E25];&quot;,&quot;     ;&quot;&quot;;[.F25];&quot;,&quot;     ;&quot;&quot;&quot;&quot;;[.G25];&quot;&quot;&quot;,&quot;     ;&quot;&quot;&quot;&quot;;[.H25];&quot;&quot;&quot;,&quot;     ;&quot;&quot;&quot;&quot;;[.I25];&quot;&quot;&quot;)&quot;)" office:value-type="string" office:string-value="add_instruction(&quot;X&quot;,0b00101000,0b11111111,0,1,&quot;(Acc) ↔ [(DP)]&quot;,&quot;&quot;,&quot;&quot;)" calcext:value-type="string">
            <text:p>add_instruction("X",0b00101000,0b11111111,0,1,"(Acc) ↔ [(DP)]","","")</text:p>
          </table:table-cell>
        </table:table-row>
        <table:table-row table:style-name="ro1">
          <table:table-cell/>
          <table:table-cell office:value-type="string" calcext:value-type="string">
            <text:p>XM</text:p>
          </table:table-cell>
          <table:table-cell office:value-type="string" calcext:value-type="string">
            <text:p>0b001010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cc) ↔ [(DP)] ; DPh ← (DPh) OR M1M0</text:p>
          </table:table-cell>
          <table:table-cell table:number-columns-repeated="4"/>
          <table:table-cell table:formula="of:=COM.MICROSOFT.CONCAT(&quot;add_instruction(&quot;; &quot;&quot;&quot;&quot;;[.B26];&quot;&quot;&quot;,&quot;     ;&quot;&quot;;[.C26];&quot;,&quot;     ;&quot;&quot;;[.D26];&quot;,&quot;     ;&quot;&quot;;[.E26];&quot;,&quot;     ;&quot;&quot;;[.F26];&quot;,&quot;     ;&quot;&quot;&quot;&quot;;[.G26];&quot;&quot;&quot;,&quot;     ;&quot;&quot;&quot;&quot;;[.H26];&quot;&quot;&quot;,&quot;     ;&quot;&quot;&quot;&quot;;[.I26];&quot;&quot;&quot;)&quot;)" office:value-type="string" office:string-value="add_instruction(&quot;XM&quot;,0b00101000,0b11111100,0,1,&quot;(Acc) ↔ [(DP)] ; DPh ← (DPh) OR M1M0&quot;,&quot;&quot;,&quot;&quot;)" calcext:value-type="string">
            <text:p>add_instruction("XM",0b00101000,0b11111100,0,1,"(Acc) ↔ [(DP)] ; DPh ← (DPh) OR M1M0","","")</text:p>
          </table:table-cell>
        </table:table-row>
        <table:table-row table:style-name="ro1">
          <table:table-cell/>
          <table:table-cell office:value-type="string" calcext:value-type="string">
            <text:p>XD</text:p>
          </table:table-cell>
          <table:table-cell office:value-type="string" calcext:value-type="string">
            <text:p>0b001011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cc) ↔ [(DP)] ; DPl ← (DPl) – 1 ; skip if DPl = F</text:p>
          </table:table-cell>
          <table:table-cell office:value-type="string" calcext:value-type="string">
            <text:p>DPl = F</text:p>
          </table:table-cell>
          <table:table-cell table:number-columns-repeated="3"/>
          <table:table-cell table:formula="of:=COM.MICROSOFT.CONCAT(&quot;add_instruction(&quot;; &quot;&quot;&quot;&quot;;[.B27];&quot;&quot;&quot;,&quot;     ;&quot;&quot;;[.C27];&quot;,&quot;     ;&quot;&quot;;[.D27];&quot;,&quot;     ;&quot;&quot;;[.E27];&quot;,&quot;     ;&quot;&quot;;[.F27];&quot;,&quot;     ;&quot;&quot;&quot;&quot;;[.G27];&quot;&quot;&quot;,&quot;     ;&quot;&quot;&quot;&quot;;[.H27];&quot;&quot;&quot;,&quot;     ;&quot;&quot;&quot;&quot;;[.I27];&quot;&quot;&quot;)&quot;)" office:value-type="string" office:string-value="add_instruction(&quot;XD&quot;,0b00101100,0b11111111,0,1,&quot;(Acc) ↔ [(DP)] ; DPl ← (DPl) – 1 ; skip if DPl = F&quot;,&quot;DPl = F&quot;,&quot;&quot;)" calcext:value-type="string">
            <text:p>add_instruction("XD",0b00101100,0b11111111,0,1,"(Acc) ↔ [(DP)] ; DPl ← (DPl) – 1 ; skip if DPl = F","DPl = F","")</text:p>
          </table:table-cell>
        </table:table-row>
        <table:table-row table:style-name="ro1">
          <table:table-cell/>
          <table:table-cell office:value-type="string" calcext:value-type="string">
            <text:p>XMD</text:p>
          </table:table-cell>
          <table:table-cell office:value-type="string" calcext:value-type="string">
            <text:p>0b001011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cc) ↔ [(DP)] ; DPh ← (DPh) OR M1M0 ; DPl ← (DPl) – 1 ; skip if DPl = F</text:p>
          </table:table-cell>
          <table:table-cell office:value-type="string" calcext:value-type="string">
            <text:p>DPl = F</text:p>
          </table:table-cell>
          <table:table-cell table:number-columns-repeated="3"/>
          <table:table-cell table:formula="of:=COM.MICROSOFT.CONCAT(&quot;add_instruction(&quot;; &quot;&quot;&quot;&quot;;[.B28];&quot;&quot;&quot;,&quot;     ;&quot;&quot;;[.C28];&quot;,&quot;     ;&quot;&quot;;[.D28];&quot;,&quot;     ;&quot;&quot;;[.E28];&quot;,&quot;     ;&quot;&quot;;[.F28];&quot;,&quot;     ;&quot;&quot;&quot;&quot;;[.G28];&quot;&quot;&quot;,&quot;     ;&quot;&quot;&quot;&quot;;[.H28];&quot;&quot;&quot;,&quot;     ;&quot;&quot;&quot;&quot;;[.I28];&quot;&quot;&quot;)&quot;)" office:value-type="string" office:string-value="add_instruction(&quot;XMD&quot;,0b00101100,0b11111100,0,1,&quot;(Acc) ↔ [(DP)] ; DPh ← (DPh) OR M1M0 ; DPl ← (DPl) – 1 ; skip if DPl = F&quot;,&quot;DPl = F&quot;,&quot;&quot;)" calcext:value-type="string">
            <text:p>add_instruction("XMD",0b00101100,0b11111100,0,1,"(Acc) ↔ [(DP)] ; DPh ← (DPh) OR M1M0 ; DPl ← (DPl) – 1 ; skip if DPl = F","DPl = F","")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0b001111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cc) ↔ [(DP)] ; DPl ← (DPl) + 1 ; skip if DPl = F</text:p>
          </table:table-cell>
          <table:table-cell table:number-columns-repeated="4"/>
          <table:table-cell table:formula="of:=COM.MICROSOFT.CONCAT(&quot;add_instruction(&quot;; &quot;&quot;&quot;&quot;;[.B29];&quot;&quot;&quot;,&quot;     ;&quot;&quot;;[.C29];&quot;,&quot;     ;&quot;&quot;;[.D29];&quot;,&quot;     ;&quot;&quot;;[.E29];&quot;,&quot;     ;&quot;&quot;;[.F29];&quot;,&quot;     ;&quot;&quot;&quot;&quot;;[.G29];&quot;&quot;&quot;,&quot;     ;&quot;&quot;&quot;&quot;;[.H29];&quot;&quot;&quot;,&quot;     ;&quot;&quot;&quot;&quot;;[.I29];&quot;&quot;&quot;)&quot;)" office:value-type="string" office:string-value="add_instruction(&quot;XI&quot;,0b00111100,0b11111111,0,1,&quot;(Acc) ↔ [(DP)] ; DPl ← (DPl) + 1 ; skip if DPl = F&quot;,&quot;&quot;,&quot;&quot;)" calcext:value-type="string">
            <text:p>add_instruction("XI",0b00111100,0b11111111,0,1,"(Acc) ↔ [(DP)] ; DPl ← (DPl) + 1 ; skip if DPl = F","","")</text:p>
          </table:table-cell>
        </table:table-row>
        <table:table-row table:style-name="ro1">
          <table:table-cell/>
          <table:table-cell office:value-type="string" calcext:value-type="string">
            <text:p>XMI</text:p>
          </table:table-cell>
          <table:table-cell office:value-type="string" calcext:value-type="string">
            <text:p>0b001111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cc) ↔ [(DP)] ; DPh ← (DPh) OR M1M0 ; DPl ← (DPl) + 1 ; skip if DPl = F</text:p>
          </table:table-cell>
          <table:table-cell table:number-columns-repeated="4"/>
          <table:table-cell table:formula="of:=COM.MICROSOFT.CONCAT(&quot;add_instruction(&quot;; &quot;&quot;&quot;&quot;;[.B30];&quot;&quot;&quot;,&quot;     ;&quot;&quot;;[.C30];&quot;,&quot;     ;&quot;&quot;;[.D30];&quot;,&quot;     ;&quot;&quot;;[.E30];&quot;,&quot;     ;&quot;&quot;;[.F30];&quot;,&quot;     ;&quot;&quot;&quot;&quot;;[.G30];&quot;&quot;&quot;,&quot;     ;&quot;&quot;&quot;&quot;;[.H30];&quot;&quot;&quot;,&quot;     ;&quot;&quot;&quot;&quot;;[.I30];&quot;&quot;&quot;)&quot;)" office:value-type="string" office:string-value="add_instruction(&quot;XMI&quot;,0b00111100,0b11111100,0,1,&quot;(Acc) ↔ [(DP)] ; DPh ← (DPh) OR M1M0 ; DPl ← (DPl) + 1 ; skip if DPl = F&quot;,&quot;&quot;,&quot;&quot;)" calcext:value-type="string">
            <text:p>add_instruction("XMI",0b00111100,0b11111100,0,1,"(Acc) ↔ [(DP)] ; DPh ← (DPh) OR M1M0 ; DPl ← (DPl) + 1 ; skip if DPl = F","","")</text:p>
          </table:table-cell>
        </table:table-row>
        <table:table-row table:style-name="ro1">
          <table:table-cell/>
          <table:table-cell office:value-type="string" calcext:value-type="string">
            <text:p>LDI</text:p>
          </table:table-cell>
          <table:table-cell office:value-type="string" calcext:value-type="string">
            <text:p>0b00010101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b0111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P ← I6 … I0</text:p>
          </table:table-cell>
          <table:table-cell table:number-columns-repeated="4"/>
          <table:table-cell table:formula="of:=COM.MICROSOFT.CONCAT(&quot;add_instruction(&quot;; &quot;&quot;&quot;&quot;;[.B31];&quot;&quot;&quot;,&quot;     ;&quot;&quot;;[.C31];&quot;,&quot;     ;&quot;&quot;;[.D31];&quot;,&quot;     ;&quot;&quot;;[.E31];&quot;,&quot;     ;&quot;&quot;;[.F31];&quot;,&quot;     ;&quot;&quot;&quot;&quot;;[.G31];&quot;&quot;&quot;,&quot;     ;&quot;&quot;&quot;&quot;;[.H31];&quot;&quot;&quot;,&quot;     ;&quot;&quot;&quot;&quot;;[.I31];&quot;&quot;&quot;)&quot;)" office:value-type="string" office:string-value="add_instruction(&quot;LDI&quot;,0b00010101,0b11111111,0b01111111,2,&quot;DP ← I6 … I0&quot;,&quot;&quot;,&quot;&quot;)" calcext:value-type="string">
            <text:p>add_instruction("LDI",0b00010101,0b11111111,0b01111111,2,"DP ← I6 … I0","","")</text:p>
          </table:table-cell>
        </table:table-row>
        <table:table-row table:style-name="ro1">
          <table:table-cell/>
          <table:table-cell office:value-type="string" calcext:value-type="string">
            <text:p>LDZ</text:p>
          </table:table-cell>
          <table:table-cell office:value-type="string" calcext:value-type="string">
            <text:p>0b10000000</text:p>
          </table:table-cell>
          <table:table-cell office:value-type="string" calcext:value-type="string">
            <text:p>0b111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h ← 0 ; DPl ← I3I2I1I0</text:p>
          </table:table-cell>
          <table:table-cell table:number-columns-repeated="4"/>
          <table:table-cell table:formula="of:=COM.MICROSOFT.CONCAT(&quot;add_instruction(&quot;; &quot;&quot;&quot;&quot;;[.B32];&quot;&quot;&quot;,&quot;     ;&quot;&quot;;[.C32];&quot;,&quot;     ;&quot;&quot;;[.D32];&quot;,&quot;     ;&quot;&quot;;[.E32];&quot;,&quot;     ;&quot;&quot;;[.F32];&quot;,&quot;     ;&quot;&quot;&quot;&quot;;[.G32];&quot;&quot;&quot;,&quot;     ;&quot;&quot;&quot;&quot;;[.H32];&quot;&quot;&quot;,&quot;     ;&quot;&quot;&quot;&quot;;[.I32];&quot;&quot;&quot;)&quot;)" office:value-type="string" office:string-value="add_instruction(&quot;LDZ&quot;,0b10000000,0b11110000,0,1,&quot;DPh ← 0 ; DPl ← I3I2I1I0&quot;,&quot;&quot;,&quot;&quot;)" calcext:value-type="string">
            <text:p>add_instruction("LDZ",0b10000000,0b11110000,0,1,"DPh ← 0 ; DPl ← I3I2I1I0","","")</text:p>
          </table:table-cell>
        </table:table-row>
        <table:table-row table:style-name="ro1">
          <table:table-cell/>
          <table:table-cell office:value-type="string" calcext:value-type="string">
            <text:p>DED</text:p>
          </table:table-cell>
          <table:table-cell office:value-type="string" calcext:value-type="string">
            <text:p>0b000100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l ← (DPl) – 1 ; skip if (DPl) = F</text:p>
          </table:table-cell>
          <table:table-cell office:value-type="string" calcext:value-type="string">
            <text:p>(DPl) = F</text:p>
          </table:table-cell>
          <table:table-cell table:number-columns-repeated="3"/>
          <table:table-cell table:formula="of:=COM.MICROSOFT.CONCAT(&quot;add_instruction(&quot;; &quot;&quot;&quot;&quot;;[.B33];&quot;&quot;&quot;,&quot;     ;&quot;&quot;;[.C33];&quot;,&quot;     ;&quot;&quot;;[.D33];&quot;,&quot;     ;&quot;&quot;;[.E33];&quot;,&quot;     ;&quot;&quot;;[.F33];&quot;,&quot;     ;&quot;&quot;&quot;&quot;;[.G33];&quot;&quot;&quot;,&quot;     ;&quot;&quot;&quot;&quot;;[.H33];&quot;&quot;&quot;,&quot;     ;&quot;&quot;&quot;&quot;;[.I33];&quot;&quot;&quot;)&quot;)" office:value-type="string" office:string-value="add_instruction(&quot;DED&quot;,0b00010011,0b11111111,0,1,&quot;DPl ← (DPl) – 1 ; skip if (DPl) = F&quot;,&quot;(DPl) = F&quot;,&quot;&quot;)" calcext:value-type="string">
            <text:p>add_instruction("DED",0b00010011,0b11111111,0,1,"DPl ← (DPl) – 1 ; skip if (DPl) = F","(DPl) = F","")</text:p>
          </table:table-cell>
        </table:table-row>
        <table:table-row table:style-name="ro1"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0b001100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l ← (DPl) + 1 ; skip if (DPl) = 0</text:p>
          </table:table-cell>
          <table:table-cell office:value-type="string" calcext:value-type="string">
            <text:p>(DPl) = 0</text:p>
          </table:table-cell>
          <table:table-cell table:number-columns-repeated="3"/>
          <table:table-cell table:formula="of:=COM.MICROSOFT.CONCAT(&quot;add_instruction(&quot;; &quot;&quot;&quot;&quot;;[.B34];&quot;&quot;&quot;,&quot;     ;&quot;&quot;;[.C34];&quot;,&quot;     ;&quot;&quot;;[.D34];&quot;,&quot;     ;&quot;&quot;;[.E34];&quot;,&quot;     ;&quot;&quot;;[.F34];&quot;,&quot;     ;&quot;&quot;&quot;&quot;;[.G34];&quot;&quot;&quot;,&quot;     ;&quot;&quot;&quot;&quot;;[.H34];&quot;&quot;&quot;,&quot;     ;&quot;&quot;&quot;&quot;;[.I34];&quot;&quot;&quot;)&quot;)" office:value-type="string" office:string-value="add_instruction(&quot;IND&quot;,0b00110011,0b11111111,0,1,&quot;DPl ← (DPl) + 1 ; skip if (DPl) = 0&quot;,&quot;(DPl) = 0&quot;,&quot;&quot;)" calcext:value-type="string">
            <text:p>add_instruction("IND",0b00110011,0b11111111,0,1,"DPl ← (DPl) + 1 ; skip if (DPl) = 0","(DPl) = 0","")</text:p>
          </table:table-cell>
        </table:table-row>
        <table:table-row table:style-name="ro1">
          <table:table-cell/>
          <table:table-cell office:value-type="string" calcext:value-type="string">
            <text:p>TAL</text:p>
          </table:table-cell>
          <table:table-cell office:value-type="string" calcext:value-type="string">
            <text:p>0b000001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l ← (Acc)</text:p>
          </table:table-cell>
          <table:table-cell table:number-columns-repeated="4"/>
          <table:table-cell table:formula="of:=COM.MICROSOFT.CONCAT(&quot;add_instruction(&quot;; &quot;&quot;&quot;&quot;;[.B35];&quot;&quot;&quot;,&quot;     ;&quot;&quot;;[.C35];&quot;,&quot;     ;&quot;&quot;;[.D35];&quot;,&quot;     ;&quot;&quot;;[.E35];&quot;,&quot;     ;&quot;&quot;;[.F35];&quot;,&quot;     ;&quot;&quot;&quot;&quot;;[.G35];&quot;&quot;&quot;,&quot;     ;&quot;&quot;&quot;&quot;;[.H35];&quot;&quot;&quot;,&quot;     ;&quot;&quot;&quot;&quot;;[.I35];&quot;&quot;&quot;)&quot;)" office:value-type="string" office:string-value="add_instruction(&quot;TAL&quot;,0b00000111,0b11111111,0,1,&quot;DPl ← (Acc)&quot;,&quot;&quot;,&quot;&quot;)" calcext:value-type="string">
            <text:p>add_instruction("TAL",0b00000111,0b11111111,0,1,"DPl ← (Acc)","","")</text:p>
          </table:table-cell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string" calcext:value-type="string">
            <text:p>0b0001001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 ← (DPl)</text:p>
          </table:table-cell>
          <table:table-cell table:number-columns-repeated="4"/>
          <table:table-cell table:formula="of:=COM.MICROSOFT.CONCAT(&quot;add_instruction(&quot;; &quot;&quot;&quot;&quot;;[.B36];&quot;&quot;&quot;,&quot;     ;&quot;&quot;;[.C36];&quot;,&quot;     ;&quot;&quot;;[.D36];&quot;,&quot;     ;&quot;&quot;;[.E36];&quot;,&quot;     ;&quot;&quot;;[.F36];&quot;,&quot;     ;&quot;&quot;&quot;&quot;;[.G36];&quot;&quot;&quot;,&quot;     ;&quot;&quot;&quot;&quot;;[.H36];&quot;&quot;&quot;,&quot;     ;&quot;&quot;&quot;&quot;;[.I36];&quot;&quot;&quot;)&quot;)" office:value-type="string" office:string-value="add_instruction(&quot;TLA&quot;,0b00010010,0b11111111,0,1,&quot;Acc ← (DPl)&quot;,&quot;&quot;,&quot;&quot;)" calcext:value-type="string">
            <text:p>add_instruction("TLA",0b00010010,0b11111111,0,1,"Acc ← (DPl)","","")</text:p>
          </table:table-cell>
        </table:table-row>
        <table:table-row table:style-name="ro1">
          <table:table-cell/>
          <table:table-cell office:value-type="string" calcext:value-type="string">
            <text:p>XHX</text:p>
          </table:table-cell>
          <table:table-cell office:value-type="string" calcext:value-type="string">
            <text:p>0b010011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Ph) ↔ X</text:p>
          </table:table-cell>
          <table:table-cell table:number-columns-repeated="4"/>
          <table:table-cell table:formula="of:=COM.MICROSOFT.CONCAT(&quot;add_instruction(&quot;; &quot;&quot;&quot;&quot;;[.B37];&quot;&quot;&quot;,&quot;     ;&quot;&quot;;[.C37];&quot;,&quot;     ;&quot;&quot;;[.D37];&quot;,&quot;     ;&quot;&quot;;[.E37];&quot;,&quot;     ;&quot;&quot;;[.F37];&quot;,&quot;     ;&quot;&quot;&quot;&quot;;[.G37];&quot;&quot;&quot;,&quot;     ;&quot;&quot;&quot;&quot;;[.H37];&quot;&quot;&quot;,&quot;     ;&quot;&quot;&quot;&quot;;[.I37];&quot;&quot;&quot;)&quot;)" office:value-type="string" office:string-value="add_instruction(&quot;XHX&quot;,0b01001111,0b11111111,0,1,&quot;(DPh) ↔ X&quot;,&quot;&quot;,&quot;&quot;)" calcext:value-type="string">
            <text:p>add_instruction("XHX",0b01001111,0b11111111,0,1,"(DPh) ↔ X","","")</text:p>
          </table:table-cell>
        </table:table-row>
        <table:table-row table:style-name="ro1">
          <table:table-cell/>
          <table:table-cell office:value-type="string" calcext:value-type="string">
            <text:p>XLY</text:p>
          </table:table-cell>
          <table:table-cell office:value-type="string" calcext:value-type="string">
            <text:p>0b0100111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Ph) ↔ Y</text:p>
          </table:table-cell>
          <table:table-cell table:number-columns-repeated="4"/>
          <table:table-cell table:formula="of:=COM.MICROSOFT.CONCAT(&quot;add_instruction(&quot;; &quot;&quot;&quot;&quot;;[.B38];&quot;&quot;&quot;,&quot;     ;&quot;&quot;;[.C38];&quot;,&quot;     ;&quot;&quot;;[.D38];&quot;,&quot;     ;&quot;&quot;;[.E38];&quot;,&quot;     ;&quot;&quot;;[.F38];&quot;,&quot;     ;&quot;&quot;&quot;&quot;;[.G38];&quot;&quot;&quot;,&quot;     ;&quot;&quot;&quot;&quot;;[.H38];&quot;&quot;&quot;,&quot;     ;&quot;&quot;&quot;&quot;;[.I38];&quot;&quot;&quot;)&quot;)" office:value-type="string" office:string-value="add_instruction(&quot;XLY&quot;,0b01001110,0b11111111,0,1,&quot;(DPh) ↔ Y&quot;,&quot;&quot;,&quot;&quot;)" calcext:value-type="string">
            <text:p>add_instruction("XLY",0b01001110,0b11111111,0,1,"(DPh) ↔ Y","","")</text:p>
          </table:table-cell>
        </table:table-row>
        <table:table-row table:style-name="ro1">
          <table:table-cell/>
          <table:table-cell office:value-type="string" calcext:value-type="string">
            <text:p>THX</text:p>
          </table:table-cell>
          <table:table-cell office:value-type="string" calcext:value-type="string">
            <text:p>0b010001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Plh → X</text:p>
          </table:table-cell>
          <table:table-cell table:number-columns-repeated="4"/>
          <table:table-cell table:formula="of:=COM.MICROSOFT.CONCAT(&quot;add_instruction(&quot;; &quot;&quot;&quot;&quot;;[.B39];&quot;&quot;&quot;,&quot;     ;&quot;&quot;;[.C39];&quot;,&quot;     ;&quot;&quot;;[.D39];&quot;,&quot;     ;&quot;&quot;;[.E39];&quot;,&quot;     ;&quot;&quot;;[.F39];&quot;,&quot;     ;&quot;&quot;&quot;&quot;;[.G39];&quot;&quot;&quot;,&quot;     ;&quot;&quot;&quot;&quot;;[.H39];&quot;&quot;&quot;,&quot;     ;&quot;&quot;&quot;&quot;;[.I39];&quot;&quot;&quot;)&quot;)" office:value-type="string" office:string-value="add_instruction(&quot;THX&quot;,0b01000111,0b11111111,0,1,&quot;(DPlh → X&quot;,&quot;&quot;,&quot;&quot;)" calcext:value-type="string">
            <text:p>add_instruction("THX",0b01000111,0b11111111,0,1,"(DPlh → X","","")</text:p>
          </table:table-cell>
        </table:table-row>
        <table:table-row table:style-name="ro1">
          <table:table-cell/>
          <table:table-cell office:value-type="string" calcext:value-type="string">
            <text:p>TLY</text:p>
          </table:table-cell>
          <table:table-cell office:value-type="string" calcext:value-type="string">
            <text:p>0b0100011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Pl) → Y</text:p>
          </table:table-cell>
          <table:table-cell table:number-columns-repeated="4"/>
          <table:table-cell table:formula="of:=COM.MICROSOFT.CONCAT(&quot;add_instruction(&quot;; &quot;&quot;&quot;&quot;;[.B40];&quot;&quot;&quot;,&quot;     ;&quot;&quot;;[.C40];&quot;,&quot;     ;&quot;&quot;;[.D40];&quot;,&quot;     ;&quot;&quot;;[.E40];&quot;,&quot;     ;&quot;&quot;;[.F40];&quot;,&quot;     ;&quot;&quot;&quot;&quot;;[.G40];&quot;&quot;&quot;,&quot;     ;&quot;&quot;&quot;&quot;;[.H40];&quot;&quot;&quot;,&quot;     ;&quot;&quot;&quot;&quot;;[.I40];&quot;&quot;&quot;)&quot;)" office:value-type="string" office:string-value="add_instruction(&quot;TLY&quot;,0b01000110,0b11111111,0,1,&quot;(DPl) → Y&quot;,&quot;&quot;,&quot;&quot;)" calcext:value-type="string">
            <text:p>add_instruction("TLY",0b01000110,0b11111111,0,1,"(DPl) → Y","","")</text:p>
          </table:table-cell>
        </table:table-row>
        <table:table-row table:style-name="ro1">
          <table:table-cell/>
          <table:table-cell office:value-type="string" calcext:value-type="string">
            <text:p>XAZ</text:p>
          </table:table-cell>
          <table:table-cell office:value-type="string" calcext:value-type="string">
            <text:p>0b0100101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cc) ↔ Z</text:p>
          </table:table-cell>
          <table:table-cell table:number-columns-repeated="4"/>
          <table:table-cell table:formula="of:=COM.MICROSOFT.CONCAT(&quot;add_instruction(&quot;; &quot;&quot;&quot;&quot;;[.B41];&quot;&quot;&quot;,&quot;     ;&quot;&quot;;[.C41];&quot;,&quot;     ;&quot;&quot;;[.D41];&quot;,&quot;     ;&quot;&quot;;[.E41];&quot;,&quot;     ;&quot;&quot;;[.F41];&quot;,&quot;     ;&quot;&quot;&quot;&quot;;[.G41];&quot;&quot;&quot;,&quot;     ;&quot;&quot;&quot;&quot;;[.H41];&quot;&quot;&quot;,&quot;     ;&quot;&quot;&quot;&quot;;[.I41];&quot;&quot;&quot;)&quot;)" office:value-type="string" office:string-value="add_instruction(&quot;XAZ&quot;,0b01001010,0b11111111,0,1,&quot;(Acc) ↔ Z&quot;,&quot;&quot;,&quot;&quot;)" calcext:value-type="string">
            <text:p>add_instruction("XAZ",0b01001010,0b11111111,0,1,"(Acc) ↔ Z","","")</text:p>
          </table:table-cell>
        </table:table-row>
        <table:table-row table:style-name="ro1">
          <table:table-cell/>
          <table:table-cell office:value-type="string" calcext:value-type="string">
            <text:p>XAW</text:p>
          </table:table-cell>
          <table:table-cell office:value-type="string" calcext:value-type="string">
            <text:p>0b010010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cc) ↔ W</text:p>
          </table:table-cell>
          <table:table-cell table:number-columns-repeated="4"/>
          <table:table-cell table:formula="of:=COM.MICROSOFT.CONCAT(&quot;add_instruction(&quot;; &quot;&quot;&quot;&quot;;[.B42];&quot;&quot;&quot;,&quot;     ;&quot;&quot;;[.C42];&quot;,&quot;     ;&quot;&quot;;[.D42];&quot;,&quot;     ;&quot;&quot;;[.E42];&quot;,&quot;     ;&quot;&quot;;[.F42];&quot;,&quot;     ;&quot;&quot;&quot;&quot;;[.G42];&quot;&quot;&quot;,&quot;     ;&quot;&quot;&quot;&quot;;[.H42];&quot;&quot;&quot;,&quot;     ;&quot;&quot;&quot;&quot;;[.I42];&quot;&quot;&quot;)&quot;)" office:value-type="string" office:string-value="add_instruction(&quot;XAW&quot;,0b01001011,0b11111111,0,1,&quot;(Acc) ↔ W&quot;,&quot;&quot;,&quot;&quot;)" calcext:value-type="string">
            <text:p>add_instruction("XAW",0b01001011,0b11111111,0,1,"(Acc) ↔ W","","")</text:p>
          </table:table-cell>
        </table:table-row>
        <table:table-row table:style-name="ro1">
          <table:table-cell/>
          <table:table-cell office:value-type="string" calcext:value-type="string">
            <text:p>TAZ</text:p>
          </table:table-cell>
          <table:table-cell office:value-type="string" calcext:value-type="string">
            <text:p>0b0100001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cc) → (Z)</text:p>
          </table:table-cell>
          <table:table-cell table:number-columns-repeated="4"/>
          <table:table-cell table:formula="of:=COM.MICROSOFT.CONCAT(&quot;add_instruction(&quot;; &quot;&quot;&quot;&quot;;[.B43];&quot;&quot;&quot;,&quot;     ;&quot;&quot;;[.C43];&quot;,&quot;     ;&quot;&quot;;[.D43];&quot;,&quot;     ;&quot;&quot;;[.E43];&quot;,&quot;     ;&quot;&quot;;[.F43];&quot;,&quot;     ;&quot;&quot;&quot;&quot;;[.G43];&quot;&quot;&quot;,&quot;     ;&quot;&quot;&quot;&quot;;[.H43];&quot;&quot;&quot;,&quot;     ;&quot;&quot;&quot;&quot;;[.I43];&quot;&quot;&quot;)&quot;)" office:value-type="string" office:string-value="add_instruction(&quot;TAZ&quot;,0b01000010,0b11111111,0,1,&quot;(Acc) → (Z)&quot;,&quot;&quot;,&quot;&quot;)" calcext:value-type="string">
            <text:p>add_instruction("TAZ",0b01000010,0b11111111,0,1,"(Acc) → (Z)","","")</text:p>
          </table:table-cell>
        </table:table-row>
        <table:table-row table:style-name="ro1">
          <table:table-cell/>
          <table:table-cell office:value-type="string" calcext:value-type="string">
            <text:p>TAW</text:p>
          </table:table-cell>
          <table:table-cell office:value-type="string" calcext:value-type="string">
            <text:p>0b010000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cc) → (W)</text:p>
          </table:table-cell>
          <table:table-cell table:number-columns-repeated="4"/>
          <table:table-cell table:formula="of:=COM.MICROSOFT.CONCAT(&quot;add_instruction(&quot;; &quot;&quot;&quot;&quot;;[.B44];&quot;&quot;&quot;,&quot;     ;&quot;&quot;;[.C44];&quot;,&quot;     ;&quot;&quot;;[.D44];&quot;,&quot;     ;&quot;&quot;;[.E44];&quot;,&quot;     ;&quot;&quot;;[.F44];&quot;,&quot;     ;&quot;&quot;&quot;&quot;;[.G44];&quot;&quot;&quot;,&quot;     ;&quot;&quot;&quot;&quot;;[.H44];&quot;&quot;&quot;,&quot;     ;&quot;&quot;&quot;&quot;;[.I44];&quot;&quot;&quot;)&quot;)" office:value-type="string" office:string-value="add_instruction(&quot;TAW&quot;,0b01000011,0b11111111,0,1,&quot;(Acc) → (W)&quot;,&quot;&quot;,&quot;&quot;)" calcext:value-type="string">
            <text:p>add_instruction("TAW",0b01000011,0b11111111,0,1,"(Acc) → (W)","","")</text:p>
          </table:table-cell>
        </table:table-row>
        <table:table-row table:style-name="ro1">
          <table:table-cell/>
          <table:table-cell office:value-type="string" calcext:value-type="string">
            <text:p>XHR</text:p>
          </table:table-cell>
          <table:table-cell office:value-type="string" calcext:value-type="string">
            <text:p>0b0100110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Ph) ↔ (R )</text:p>
          </table:table-cell>
          <table:table-cell table:number-columns-repeated="4"/>
          <table:table-cell table:formula="of:=COM.MICROSOFT.CONCAT(&quot;add_instruction(&quot;; &quot;&quot;&quot;&quot;;[.B45];&quot;&quot;&quot;,&quot;     ;&quot;&quot;;[.C45];&quot;,&quot;     ;&quot;&quot;;[.D45];&quot;,&quot;     ;&quot;&quot;;[.E45];&quot;,&quot;     ;&quot;&quot;;[.F45];&quot;,&quot;     ;&quot;&quot;&quot;&quot;;[.G45];&quot;&quot;&quot;,&quot;     ;&quot;&quot;&quot;&quot;;[.H45];&quot;&quot;&quot;,&quot;     ;&quot;&quot;&quot;&quot;;[.I45];&quot;&quot;&quot;)&quot;)" office:value-type="string" office:string-value="add_instruction(&quot;XHR&quot;,0b01001101,0b11111111,0,1,&quot;(DPh) ↔ (R )&quot;,&quot;&quot;,&quot;&quot;)" calcext:value-type="string">
            <text:p>add_instruction("XHR",0b01001101,0b11111111,0,1,"(DPh) ↔ (R )","","")</text:p>
          </table:table-cell>
        </table:table-row>
        <table:table-row table:style-name="ro1">
          <table:table-cell/>
          <table:table-cell office:value-type="string" calcext:value-type="string">
            <text:p>XLS</text:p>
          </table:table-cell>
          <table:table-cell office:value-type="string" calcext:value-type="string">
            <text:p>0b010011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Pl) ↔ (S)</text:p>
          </table:table-cell>
          <table:table-cell table:number-columns-repeated="4"/>
          <table:table-cell table:formula="of:=COM.MICROSOFT.CONCAT(&quot;add_instruction(&quot;; &quot;&quot;&quot;&quot;;[.B46];&quot;&quot;&quot;,&quot;     ;&quot;&quot;;[.C46];&quot;,&quot;     ;&quot;&quot;;[.D46];&quot;,&quot;     ;&quot;&quot;;[.E46];&quot;,&quot;     ;&quot;&quot;;[.F46];&quot;,&quot;     ;&quot;&quot;&quot;&quot;;[.G46];&quot;&quot;&quot;,&quot;     ;&quot;&quot;&quot;&quot;;[.H46];&quot;&quot;&quot;,&quot;     ;&quot;&quot;&quot;&quot;;[.I46];&quot;&quot;&quot;)&quot;)" office:value-type="string" office:string-value="add_instruction(&quot;XLS&quot;,0b01001100,0b11111111,0,1,&quot;(DPl) ↔ (S)&quot;,&quot;&quot;,&quot;&quot;)" calcext:value-type="string">
            <text:p>add_instruction("XLS",0b01001100,0b11111111,0,1,"(DPl) ↔ (S)","","")</text:p>
          </table:table-cell>
        </table:table-row>
        <table:table-row table:style-name="ro1">
          <table:table-cell/>
          <table:table-cell office:value-type="string" calcext:value-type="string">
            <text:p>SMB</text:p>
          </table:table-cell>
          <table:table-cell office:value-type="string" calcext:value-type="string">
            <text:p>0b011110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DP, B1B0)] ← 1</text:p>
          </table:table-cell>
          <table:table-cell table:number-columns-repeated="4"/>
          <table:table-cell table:formula="of:=COM.MICROSOFT.CONCAT(&quot;add_instruction(&quot;; &quot;&quot;&quot;&quot;;[.B47];&quot;&quot;&quot;,&quot;     ;&quot;&quot;;[.C47];&quot;,&quot;     ;&quot;&quot;;[.D47];&quot;,&quot;     ;&quot;&quot;;[.E47];&quot;,&quot;     ;&quot;&quot;;[.F47];&quot;,&quot;     ;&quot;&quot;&quot;&quot;;[.G47];&quot;&quot;&quot;,&quot;     ;&quot;&quot;&quot;&quot;;[.H47];&quot;&quot;&quot;,&quot;     ;&quot;&quot;&quot;&quot;;[.I47];&quot;&quot;&quot;)&quot;)" office:value-type="string" office:string-value="add_instruction(&quot;SMB&quot;,0b01111000,0b11111100,0,1,&quot;[DP, B1B0)] ← 1&quot;,&quot;&quot;,&quot;&quot;)" calcext:value-type="string">
            <text:p>add_instruction("SMB",0b01111000,0b11111100,0,1,"[DP, B1B0)] ← 1","","")</text:p>
          </table:table-cell>
        </table:table-row>
        <table:table-row table:style-name="ro1">
          <table:table-cell/>
          <table:table-cell office:value-type="string" calcext:value-type="string">
            <text:p>RMB</text:p>
          </table:table-cell>
          <table:table-cell office:value-type="string" calcext:value-type="string">
            <text:p>0b011010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DP, B1B0)] ← 0</text:p>
          </table:table-cell>
          <table:table-cell table:number-columns-repeated="4"/>
          <table:table-cell table:formula="of:=COM.MICROSOFT.CONCAT(&quot;add_instruction(&quot;; &quot;&quot;&quot;&quot;;[.B48];&quot;&quot;&quot;,&quot;     ;&quot;&quot;;[.C48];&quot;,&quot;     ;&quot;&quot;;[.D48];&quot;,&quot;     ;&quot;&quot;;[.E48];&quot;,&quot;     ;&quot;&quot;;[.F48];&quot;,&quot;     ;&quot;&quot;&quot;&quot;;[.G48];&quot;&quot;&quot;,&quot;     ;&quot;&quot;&quot;&quot;;[.H48];&quot;&quot;&quot;,&quot;     ;&quot;&quot;&quot;&quot;;[.I48];&quot;&quot;&quot;)&quot;)" office:value-type="string" office:string-value="add_instruction(&quot;RMB&quot;,0b01101000,0b11111100,0,1,&quot;[DP, B1B0)] ← 0&quot;,&quot;&quot;,&quot;&quot;)" calcext:value-type="string">
            <text:p>add_instruction("RMB",0b01101000,0b11111100,0,1,"[DP, B1B0)] ← 0","","")</text:p>
          </table:table-cell>
        </table:table-row>
        <table:table-row table:style-name="ro1">
          <table:table-cell/>
          <table:table-cell office:value-type="string" calcext:value-type="string">
            <text:p>TMB</text:p>
          </table:table-cell>
          <table:table-cell office:value-type="string" calcext:value-type="string">
            <text:p>0b010110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if [(DP, B1B0)] = 1</text:p>
          </table:table-cell>
          <table:table-cell office:value-type="string" calcext:value-type="string">
            <text:p>[(DP, B1B0)] = 1</text:p>
          </table:table-cell>
          <table:table-cell table:number-columns-repeated="3"/>
          <table:table-cell table:formula="of:=COM.MICROSOFT.CONCAT(&quot;add_instruction(&quot;; &quot;&quot;&quot;&quot;;[.B49];&quot;&quot;&quot;,&quot;     ;&quot;&quot;;[.C49];&quot;,&quot;     ;&quot;&quot;;[.D49];&quot;,&quot;     ;&quot;&quot;;[.E49];&quot;,&quot;     ;&quot;&quot;;[.F49];&quot;,&quot;     ;&quot;&quot;&quot;&quot;;[.G49];&quot;&quot;&quot;,&quot;     ;&quot;&quot;&quot;&quot;;[.H49];&quot;&quot;&quot;,&quot;     ;&quot;&quot;&quot;&quot;;[.I49];&quot;&quot;&quot;)&quot;)" office:value-type="string" office:string-value="add_instruction(&quot;TMB&quot;,0b01011000,0b11111100,0,1,&quot;skip if [(DP, B1B0)] = 1&quot;,&quot;[(DP, B1B0)] = 1&quot;,&quot;&quot;)" calcext:value-type="string">
            <text:p>add_instruction("TMB",0b01011000,0b11111100,0,1,"skip if [(DP, B1B0)] = 1","[(DP, B1B0)] = 1","")</text:p>
          </table:table-cell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0b001001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if [(Acc, B1B0)] = 1</text:p>
          </table:table-cell>
          <table:table-cell office:value-type="string" calcext:value-type="string">
            <text:p>[(Acc, B1B0)] = 1</text:p>
          </table:table-cell>
          <table:table-cell table:number-columns-repeated="3"/>
          <table:table-cell table:formula="of:=COM.MICROSOFT.CONCAT(&quot;add_instruction(&quot;; &quot;&quot;&quot;&quot;;[.B50];&quot;&quot;&quot;,&quot;     ;&quot;&quot;;[.C50];&quot;,&quot;     ;&quot;&quot;;[.D50];&quot;,&quot;     ;&quot;&quot;;[.E50];&quot;,&quot;     ;&quot;&quot;;[.F50];&quot;,&quot;     ;&quot;&quot;&quot;&quot;;[.G50];&quot;&quot;&quot;,&quot;     ;&quot;&quot;&quot;&quot;;[.H50];&quot;&quot;&quot;,&quot;     ;&quot;&quot;&quot;&quot;;[.I50];&quot;&quot;&quot;)&quot;)" office:value-type="string" office:string-value="add_instruction(&quot;TAB&quot;,0b00100100,0b11111100,0,1,&quot;skip if [(Acc, B1B0)] = 1&quot;,&quot;[(Acc, B1B0)] = 1&quot;,&quot;&quot;)" calcext:value-type="string">
            <text:p>add_instruction("TAB",0b00100100,0b11111100,0,1,"skip if [(Acc, B1B0)] = 1","[(Acc, B1B0)] = 1","")</text:p>
          </table:table-cell>
        </table:table-row>
        <table:table-row table:style-name="ro1">
          <table:table-cell/>
          <table:table-cell office:value-type="string" calcext:value-type="string">
            <text:p>CMB</text:p>
          </table:table-cell>
          <table:table-cell office:value-type="string" calcext:value-type="string">
            <text:p>0b001101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if [(Acc, B1B0)] = [(DP, B1B0)]</text:p>
          </table:table-cell>
          <table:table-cell office:value-type="string" calcext:value-type="string">
            <text:p>[(Acc, B1B0)] = [(DP, B1B0)]</text:p>
          </table:table-cell>
          <table:table-cell table:number-columns-repeated="3"/>
          <table:table-cell table:formula="of:=COM.MICROSOFT.CONCAT(&quot;add_instruction(&quot;; &quot;&quot;&quot;&quot;;[.B51];&quot;&quot;&quot;,&quot;     ;&quot;&quot;;[.C51];&quot;,&quot;     ;&quot;&quot;;[.D51];&quot;,&quot;     ;&quot;&quot;;[.E51];&quot;,&quot;     ;&quot;&quot;;[.F51];&quot;,&quot;     ;&quot;&quot;&quot;&quot;;[.G51];&quot;&quot;&quot;,&quot;     ;&quot;&quot;&quot;&quot;;[.H51];&quot;&quot;&quot;,&quot;     ;&quot;&quot;&quot;&quot;;[.I51];&quot;&quot;&quot;)&quot;)" office:value-type="string" office:string-value="add_instruction(&quot;CMB&quot;,0b00110100,0b11111100,0,1,&quot;skip if [(Acc, B1B0)] = [(DP, B1B0)]&quot;,&quot;[(Acc, B1B0)] = [(DP, B1B0)]&quot;,&quot;&quot;)" calcext:value-type="string">
            <text:p>add_instruction("CMB",0b00110100,0b11111100,0,1,"skip if [(Acc, B1B0)] = [(DP, B1B0)]","[(Acc, B1B0)] = [(DP, B1B0)]","")</text:p>
          </table:table-cell>
        </table:table-row>
        <table:table-row table:style-name="ro1">
          <table:table-cell/>
          <table:table-cell office:value-type="string" calcext:value-type="string">
            <text:p>SFB</text:p>
          </table:table-cell>
          <table:table-cell office:value-type="string" calcext:value-type="string">
            <text:p>0b011111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FLAG, B1B0)] ← 1</text:p>
          </table:table-cell>
          <table:table-cell table:number-columns-repeated="4"/>
          <table:table-cell table:formula="of:=COM.MICROSOFT.CONCAT(&quot;add_instruction(&quot;; &quot;&quot;&quot;&quot;;[.B52];&quot;&quot;&quot;,&quot;     ;&quot;&quot;;[.C52];&quot;,&quot;     ;&quot;&quot;;[.D52];&quot;,&quot;     ;&quot;&quot;;[.E52];&quot;,&quot;     ;&quot;&quot;;[.F52];&quot;,&quot;     ;&quot;&quot;&quot;&quot;;[.G52];&quot;&quot;&quot;,&quot;     ;&quot;&quot;&quot;&quot;;[.H52];&quot;&quot;&quot;,&quot;     ;&quot;&quot;&quot;&quot;;[.I52];&quot;&quot;&quot;)&quot;)" office:value-type="string" office:string-value="add_instruction(&quot;SFB&quot;,0b01111100,0b11111100,0,1,&quot;[FLAG, B1B0)] ← 1&quot;,&quot;&quot;,&quot;&quot;)" calcext:value-type="string">
            <text:p>add_instruction("SFB",0b01111100,0b11111100,0,1,"[FLAG, B1B0)] ← 1","","")</text:p>
          </table:table-cell>
        </table:table-row>
        <table:table-row table:style-name="ro1">
          <table:table-cell/>
          <table:table-cell office:value-type="string" calcext:value-type="string">
            <text:p>RFB</text:p>
          </table:table-cell>
          <table:table-cell office:value-type="string" calcext:value-type="string">
            <text:p>0b011011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FLAG, B1B0)] ← 0</text:p>
          </table:table-cell>
          <table:table-cell table:number-columns-repeated="4"/>
          <table:table-cell table:formula="of:=COM.MICROSOFT.CONCAT(&quot;add_instruction(&quot;; &quot;&quot;&quot;&quot;;[.B53];&quot;&quot;&quot;,&quot;     ;&quot;&quot;;[.C53];&quot;,&quot;     ;&quot;&quot;;[.D53];&quot;,&quot;     ;&quot;&quot;;[.E53];&quot;,&quot;     ;&quot;&quot;;[.F53];&quot;,&quot;     ;&quot;&quot;&quot;&quot;;[.G53];&quot;&quot;&quot;,&quot;     ;&quot;&quot;&quot;&quot;;[.H53];&quot;&quot;&quot;,&quot;     ;&quot;&quot;&quot;&quot;;[.I53];&quot;&quot;&quot;)&quot;)" office:value-type="string" office:string-value="add_instruction(&quot;RFB&quot;,0b01101100,0b11111100,0,1,&quot;[FLAG, B1B0)] ← 0&quot;,&quot;&quot;,&quot;&quot;)" calcext:value-type="string">
            <text:p>add_instruction("RFB",0b01101100,0b11111100,0,1,"[FLAG, B1B0)] ← 0","","")</text:p>
          </table:table-cell>
        </table:table-row>
        <table:table-row table:style-name="ro1">
          <table:table-cell/>
          <table:table-cell office:value-type="string" calcext:value-type="string">
            <text:p>FBT</text:p>
          </table:table-cell>
          <table:table-cell office:value-type="string" calcext:value-type="string">
            <text:p>0b010111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if [(FLAG, B1B0)] = 1</text:p>
          </table:table-cell>
          <table:table-cell office:value-type="string" calcext:value-type="string">
            <text:p>[(FLAG, B1B0)] = 1</text:p>
          </table:table-cell>
          <table:table-cell table:number-columns-repeated="3"/>
          <table:table-cell table:formula="of:=COM.MICROSOFT.CONCAT(&quot;add_instruction(&quot;; &quot;&quot;&quot;&quot;;[.B54];&quot;&quot;&quot;,&quot;     ;&quot;&quot;;[.C54];&quot;,&quot;     ;&quot;&quot;;[.D54];&quot;,&quot;     ;&quot;&quot;;[.E54];&quot;,&quot;     ;&quot;&quot;;[.F54];&quot;,&quot;     ;&quot;&quot;&quot;&quot;;[.G54];&quot;&quot;&quot;,&quot;     ;&quot;&quot;&quot;&quot;;[.H54];&quot;&quot;&quot;,&quot;     ;&quot;&quot;&quot;&quot;;[.I54];&quot;&quot;&quot;)&quot;)" office:value-type="string" office:string-value="add_instruction(&quot;FBT&quot;,0b01011100,0b11111100,0,1,&quot;skip if [(FLAG, B1B0)] = 1&quot;,&quot;[(FLAG, B1B0)] = 1&quot;,&quot;&quot;)" calcext:value-type="string">
            <text:p>add_instruction("FBT",0b01011100,0b11111100,0,1,"skip if [(FLAG, B1B0)] = 1","[(FLAG, B1B0)] = 1","")</text:p>
          </table:table-cell>
        </table:table-row>
        <table:table-row table:style-name="ro1">
          <table:table-cell/>
          <table:table-cell office:value-type="string" calcext:value-type="string">
            <text:p>FBF</text:p>
          </table:table-cell>
          <table:table-cell office:value-type="string" calcext:value-type="string">
            <text:p>0b001000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if [(FLAG, B1B0)] = 0</text:p>
          </table:table-cell>
          <table:table-cell office:value-type="string" calcext:value-type="string">
            <text:p>[(FLAG, B1B0)] = 0</text:p>
          </table:table-cell>
          <table:table-cell table:number-columns-repeated="3"/>
          <table:table-cell table:formula="of:=COM.MICROSOFT.CONCAT(&quot;add_instruction(&quot;; &quot;&quot;&quot;&quot;;[.B55];&quot;&quot;&quot;,&quot;     ;&quot;&quot;;[.C55];&quot;,&quot;     ;&quot;&quot;;[.D55];&quot;,&quot;     ;&quot;&quot;;[.E55];&quot;,&quot;     ;&quot;&quot;;[.F55];&quot;,&quot;     ;&quot;&quot;&quot;&quot;;[.G55];&quot;&quot;&quot;,&quot;     ;&quot;&quot;&quot;&quot;;[.H55];&quot;&quot;&quot;,&quot;     ;&quot;&quot;&quot;&quot;;[.I55];&quot;&quot;&quot;)&quot;)" office:value-type="string" office:string-value="add_instruction(&quot;FBF&quot;,0b00100000,0b11111100,0,1,&quot;skip if [(FLAG, B1B0)] = 0&quot;,&quot;[(FLAG, B1B0)] = 0&quot;,&quot;&quot;)" calcext:value-type="string">
            <text:p>add_instruction("FBF",0b00100000,0b11111100,0,1,"skip if [(FLAG, B1B0)] = 0","[(FLAG, B1B0)] = 0","")</text:p>
          </table:table-cell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0b000011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if (Acc) = [(DP)]</text:p>
          </table:table-cell>
          <table:table-cell office:value-type="string" calcext:value-type="string">
            <text:p>(Acc) = [(DP)]</text:p>
          </table:table-cell>
          <table:table-cell table:number-columns-repeated="3"/>
          <table:table-cell table:formula="of:=COM.MICROSOFT.CONCAT(&quot;add_instruction(&quot;; &quot;&quot;&quot;&quot;;[.B56];&quot;&quot;&quot;,&quot;     ;&quot;&quot;;[.C56];&quot;,&quot;     ;&quot;&quot;;[.D56];&quot;,&quot;     ;&quot;&quot;;[.E56];&quot;,&quot;     ;&quot;&quot;;[.F56];&quot;,&quot;     ;&quot;&quot;&quot;&quot;;[.G56];&quot;&quot;&quot;,&quot;     ;&quot;&quot;&quot;&quot;;[.H56];&quot;&quot;&quot;,&quot;     ;&quot;&quot;&quot;&quot;;[.I56];&quot;&quot;&quot;)&quot;)" office:value-type="string" office:string-value="add_instruction(&quot;CM&quot;,0b00001100,0b11111111,0,1,&quot;skip if (Acc) = [(DP)]&quot;,&quot;(Acc) = [(DP)]&quot;,&quot;&quot;)" calcext:value-type="string">
            <text:p>add_instruction("CM",0b00001100,0b11111111,0,1,"skip if (Acc) = [(DP)]","(Acc) = [(DP)]","")</text:p>
          </table:table-cell>
        </table:table-row>
        <table:table-row table:style-name="ro1">
          <table:table-cell/>
          <table:table-cell office:value-type="string" calcext:value-type="string">
            <text:p>CI</text:p>
          </table:table-cell>
          <table:table-cell office:value-type="string" calcext:value-type="string">
            <text:p>0b00010111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b0000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p if (Acc) = I3I2I1I0</text:p>
          </table:table-cell>
          <table:table-cell office:value-type="string" calcext:value-type="string">
            <text:p>(Acc) = I3I2I1I0</text:p>
          </table:table-cell>
          <table:table-cell table:number-columns-repeated="3"/>
          <table:table-cell table:formula="of:=COM.MICROSOFT.CONCAT(&quot;add_instruction(&quot;; &quot;&quot;&quot;&quot;;[.B57];&quot;&quot;&quot;,&quot;     ;&quot;&quot;;[.C57];&quot;,&quot;     ;&quot;&quot;;[.D57];&quot;,&quot;     ;&quot;&quot;;[.E57];&quot;,&quot;     ;&quot;&quot;;[.F57];&quot;,&quot;     ;&quot;&quot;&quot;&quot;;[.G57];&quot;&quot;&quot;,&quot;     ;&quot;&quot;&quot;&quot;;[.H57];&quot;&quot;&quot;,&quot;     ;&quot;&quot;&quot;&quot;;[.I57];&quot;&quot;&quot;)&quot;)" office:value-type="string" office:string-value="add_instruction(&quot;CI&quot;,0b00010111,0b11111111,0b00001111,2,&quot;skip if (Acc) = I3I2I1I0&quot;,&quot;(Acc) = I3I2I1I0&quot;,&quot;&quot;)" calcext:value-type="string">
            <text:p>add_instruction("CI",0b00010111,0b11111111,0b00001111,2,"skip if (Acc) = I3I2I1I0","(Acc) = I3I2I1I0","")</text:p>
          </table:table-cell>
        </table:table-row>
        <table:table-row table:style-name="ro1"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0b00010110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b0000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p if (DPl) = I3I2I1I0</text:p>
          </table:table-cell>
          <table:table-cell office:value-type="string" calcext:value-type="string">
            <text:p>(DPl) = I3I2I1I0</text:p>
          </table:table-cell>
          <table:table-cell table:number-columns-repeated="3"/>
          <table:table-cell table:formula="of:=COM.MICROSOFT.CONCAT(&quot;add_instruction(&quot;; &quot;&quot;&quot;&quot;;[.B58];&quot;&quot;&quot;,&quot;     ;&quot;&quot;;[.C58];&quot;,&quot;     ;&quot;&quot;;[.D58];&quot;,&quot;     ;&quot;&quot;;[.E58];&quot;,&quot;     ;&quot;&quot;;[.F58];&quot;,&quot;     ;&quot;&quot;&quot;&quot;;[.G58];&quot;&quot;&quot;,&quot;     ;&quot;&quot;&quot;&quot;;[.H58];&quot;&quot;&quot;,&quot;     ;&quot;&quot;&quot;&quot;;[.I58];&quot;&quot;&quot;)&quot;)" office:value-type="string" office:string-value="add_instruction(&quot;CLI&quot;,0b00010110,0b11111111,0b00001111,2,&quot;skip if (DPl) = I3I2I1I0&quot;,&quot;(DPl) = I3I2I1I0&quot;,&quot;&quot;)" calcext:value-type="string">
            <text:p>add_instruction("CLI",0b00010110,0b11111111,0b00001111,2,"skip if (DPl) = I3I2I1I0","(DPl) = I3I2I1I0","")</text:p>
          </table:table-cell>
        </table:table-row>
        <table:table-row table:style-name="ro1">
          <table:table-cell/>
          <table:table-cell office:value-type="string" calcext:value-type="string">
            <text:p>TC</text:p>
          </table:table-cell>
          <table:table-cell office:value-type="string" calcext:value-type="string">
            <text:p>0b000001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if (C ) = 1</text:p>
          </table:table-cell>
          <table:table-cell office:value-type="string" calcext:value-type="string">
            <text:p>(C ) = 1</text:p>
          </table:table-cell>
          <table:table-cell table:number-columns-repeated="3"/>
          <table:table-cell table:formula="of:=COM.MICROSOFT.CONCAT(&quot;add_instruction(&quot;; &quot;&quot;&quot;&quot;;[.B59];&quot;&quot;&quot;,&quot;     ;&quot;&quot;;[.C59];&quot;,&quot;     ;&quot;&quot;;[.D59];&quot;,&quot;     ;&quot;&quot;;[.E59];&quot;,&quot;     ;&quot;&quot;;[.F59];&quot;,&quot;     ;&quot;&quot;&quot;&quot;;[.G59];&quot;&quot;&quot;,&quot;     ;&quot;&quot;&quot;&quot;;[.H59];&quot;&quot;&quot;,&quot;     ;&quot;&quot;&quot;&quot;;[.I59];&quot;&quot;&quot;)&quot;)" office:value-type="string" office:string-value="add_instruction(&quot;TC&quot;,0b00000100,0b11111111,0,1,&quot;skip if (C ) = 1&quot;,&quot;(C ) = 1&quot;,&quot;&quot;)" calcext:value-type="string">
            <text:p>add_instruction("TC",0b00000100,0b11111111,0,1,"skip if (C ) = 1","(C ) = 1","")</text:p>
          </table:table-cell>
        </table:table-row>
        <table:table-row table:style-name="ro1">
          <table:table-cell/>
          <table:table-cell office:value-type="string" calcext:value-type="string">
            <text:p>TTM</text:p>
          </table:table-cell>
          <table:table-cell office:value-type="string" calcext:value-type="string">
            <text:p>0b0000010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if (TM F/F) = 1</text:p>
          </table:table-cell>
          <table:table-cell office:value-type="string" calcext:value-type="string">
            <text:p>(TM F/F) = 1</text:p>
          </table:table-cell>
          <table:table-cell table:number-columns-repeated="3"/>
          <table:table-cell table:formula="of:=COM.MICROSOFT.CONCAT(&quot;add_instruction(&quot;; &quot;&quot;&quot;&quot;;[.B60];&quot;&quot;&quot;,&quot;     ;&quot;&quot;;[.C60];&quot;,&quot;     ;&quot;&quot;;[.D60];&quot;,&quot;     ;&quot;&quot;;[.E60];&quot;,&quot;     ;&quot;&quot;;[.F60];&quot;,&quot;     ;&quot;&quot;&quot;&quot;;[.G60];&quot;&quot;&quot;,&quot;     ;&quot;&quot;&quot;&quot;;[.H60];&quot;&quot;&quot;,&quot;     ;&quot;&quot;&quot;&quot;;[.I60];&quot;&quot;&quot;)&quot;)" office:value-type="string" office:string-value="add_instruction(&quot;TTM&quot;,0b00000101,0b11111111,0,1,&quot;skip if (TM F/F) = 1&quot;,&quot;(TM F/F) = 1&quot;,&quot;&quot;)" calcext:value-type="string">
            <text:p>add_instruction("TTM",0b00000101,0b11111111,0,1,"skip if (TM F/F) = 1","(TM F/F) = 1","")</text:p>
          </table:table-cell>
        </table:table-row>
        <table:table-row table:style-name="ro1">
          <table:table-cell/>
          <table:table-cell office:value-type="string" calcext:value-type="string">
            <text:p>TIT</text:p>
          </table:table-cell>
          <table:table-cell office:value-type="string" calcext:value-type="string">
            <text:p>0b0000001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if (INT F/F) = 1 ; INT F/F ← 0</text:p>
          </table:table-cell>
          <table:table-cell office:value-type="string" calcext:value-type="string">
            <text:p>(INT F/F) = 1</text:p>
          </table:table-cell>
          <table:table-cell table:number-columns-repeated="3"/>
          <table:table-cell table:formula="of:=COM.MICROSOFT.CONCAT(&quot;add_instruction(&quot;; &quot;&quot;&quot;&quot;;[.B61];&quot;&quot;&quot;,&quot;     ;&quot;&quot;;[.C61];&quot;,&quot;     ;&quot;&quot;;[.D61];&quot;,&quot;     ;&quot;&quot;;[.E61];&quot;,&quot;     ;&quot;&quot;;[.F61];&quot;,&quot;     ;&quot;&quot;&quot;&quot;;[.G61];&quot;&quot;&quot;,&quot;     ;&quot;&quot;&quot;&quot;;[.H61];&quot;&quot;&quot;,&quot;     ;&quot;&quot;&quot;&quot;;[.I61];&quot;&quot;&quot;)&quot;)" office:value-type="string" office:string-value="add_instruction(&quot;TIT&quot;,0b00000011,0b11111111,0,1,&quot;skip if (INT F/F) = 1 ; INT F/F ← 0&quot;,&quot;(INT F/F) = 1&quot;,&quot;&quot;)" calcext:value-type="string">
            <text:p>add_instruction("TIT",0b00000011,0b11111111,0,1,"skip if (INT F/F) = 1 ; INT F/F ← 0","(INT F/F) = 1","")</text:p>
          </table:table-cell>
        </table:table-row>
        <table:table-row table:style-name="ro1">
          <table:table-cell/>
          <table:table-cell office:value-type="string" calcext:value-type="string">
            <text:p>JCP</text:p>
          </table:table-cell>
          <table:table-cell table:number-columns-repeated="2" office:value-type="string" calcext:value-type="string">
            <text:p>0b11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← p5 … p0</text:p>
          </table:table-cell>
          <table:table-cell table:number-columns-repeated="4"/>
          <table:table-cell table:formula="of:=COM.MICROSOFT.CONCAT(&quot;add_instruction(&quot;; &quot;&quot;&quot;&quot;;[.B62];&quot;&quot;&quot;,&quot;     ;&quot;&quot;;[.C62];&quot;,&quot;     ;&quot;&quot;;[.D62];&quot;,&quot;     ;&quot;&quot;;[.E62];&quot;,&quot;     ;&quot;&quot;;[.F62];&quot;,&quot;     ;&quot;&quot;&quot;&quot;;[.G62];&quot;&quot;&quot;,&quot;     ;&quot;&quot;&quot;&quot;;[.H62];&quot;&quot;&quot;,&quot;     ;&quot;&quot;&quot;&quot;;[.I62];&quot;&quot;&quot;)&quot;)" office:value-type="string" office:string-value="add_instruction(&quot;JCP&quot;,0b11000000,0b11000000,0,1,&quot;PC ← p5 … p0&quot;,&quot;&quot;,&quot;&quot;)" calcext:value-type="string">
            <text:p>add_instruction("JCP",0b11000000,0b11000000,0,1,"PC ← p5 … p0","","")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0b10100000</text:p>
          </table:table-cell>
          <table:table-cell office:value-type="string" calcext:value-type="string">
            <text:p>0b11111000</text:p>
          </table:table-cell>
          <table:table-cell office:value-type="string" calcext:value-type="string">
            <text:p>0b1111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← P10 … P0</text:p>
          </table:table-cell>
          <table:table-cell table:number-columns-repeated="4"/>
          <table:table-cell table:formula="of:=COM.MICROSOFT.CONCAT(&quot;add_instruction(&quot;; &quot;&quot;&quot;&quot;;[.B63];&quot;&quot;&quot;,&quot;     ;&quot;&quot;;[.C63];&quot;,&quot;     ;&quot;&quot;;[.D63];&quot;,&quot;     ;&quot;&quot;;[.E63];&quot;,&quot;     ;&quot;&quot;;[.F63];&quot;,&quot;     ;&quot;&quot;&quot;&quot;;[.G63];&quot;&quot;&quot;,&quot;     ;&quot;&quot;&quot;&quot;;[.H63];&quot;&quot;&quot;,&quot;     ;&quot;&quot;&quot;&quot;;[.I63];&quot;&quot;&quot;)&quot;)" office:value-type="string" office:string-value="add_instruction(&quot;JMP&quot;,0b10100000,0b11111000,0b11111111,2,&quot;PC ← P10 … P0&quot;,&quot;&quot;,&quot;&quot;)" calcext:value-type="string">
            <text:p>add_instruction("JMP",0b10100000,0b11111000,0b11111111,2,"PC ← P10 … P0","","")</text:p>
          </table:table-cell>
        </table:table-row>
        <table:table-row table:style-name="ro1">
          <table:table-cell/>
          <table:table-cell office:value-type="string" calcext:value-type="string">
            <text:p>JPA</text:p>
          </table:table-cell>
          <table:table-cell office:value-type="string" calcext:value-type="string">
            <text:p>0b0100000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← A3A2A1A000</text:p>
          </table:table-cell>
          <table:table-cell table:number-columns-repeated="4"/>
          <table:table-cell table:formula="of:=COM.MICROSOFT.CONCAT(&quot;add_instruction(&quot;; &quot;&quot;&quot;&quot;;[.B64];&quot;&quot;&quot;,&quot;     ;&quot;&quot;;[.C64];&quot;,&quot;     ;&quot;&quot;;[.D64];&quot;,&quot;     ;&quot;&quot;;[.E64];&quot;,&quot;     ;&quot;&quot;;[.F64];&quot;,&quot;     ;&quot;&quot;&quot;&quot;;[.G64];&quot;&quot;&quot;,&quot;     ;&quot;&quot;&quot;&quot;;[.H64];&quot;&quot;&quot;,&quot;     ;&quot;&quot;&quot;&quot;;[.I64];&quot;&quot;&quot;)&quot;)" office:value-type="string" office:string-value="add_instruction(&quot;JPA&quot;,0b01000001,0b11111111,0,1,&quot;PC ← A3A2A1A000&quot;,&quot;&quot;,&quot;&quot;)" calcext:value-type="string">
            <text:p>add_instruction("JPA",0b01000001,0b11111111,0,1,"PC ← A3A2A1A000","","")</text:p>
          </table:table-cell>
        </table:table-row>
        <table:table-row table:style-name="ro1">
          <table:table-cell/>
          <table:table-cell office:value-type="string" calcext:value-type="string">
            <text:p>EI</text:p>
          </table:table-cell>
          <table:table-cell office:value-type="string" calcext:value-type="string">
            <text:p>0b0011000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 F/F ← 1</text:p>
          </table:table-cell>
          <table:table-cell table:number-columns-repeated="4"/>
          <table:table-cell table:formula="of:=COM.MICROSOFT.CONCAT(&quot;add_instruction(&quot;; &quot;&quot;&quot;&quot;;[.B65];&quot;&quot;&quot;,&quot;     ;&quot;&quot;;[.C65];&quot;,&quot;     ;&quot;&quot;;[.D65];&quot;,&quot;     ;&quot;&quot;;[.E65];&quot;,&quot;     ;&quot;&quot;;[.F65];&quot;,&quot;     ;&quot;&quot;&quot;&quot;;[.G65];&quot;&quot;&quot;,&quot;     ;&quot;&quot;&quot;&quot;;[.H65];&quot;&quot;&quot;,&quot;     ;&quot;&quot;&quot;&quot;;[.I65];&quot;&quot;&quot;)&quot;)" office:value-type="string" office:string-value="add_instruction(&quot;EI&quot;,0b00110001,0b11111111,0,1,&quot;INTE F/F ← 1&quot;,&quot;&quot;,&quot;&quot;)" calcext:value-type="string">
            <text:p>add_instruction("EI",0b00110001,0b11111111,0,1,"INTE F/F ← 1","","")</text:p>
          </table:table-cell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0b0000000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 F/F ← 0</text:p>
          </table:table-cell>
          <table:table-cell table:number-columns-repeated="4"/>
          <table:table-cell table:formula="of:=COM.MICROSOFT.CONCAT(&quot;add_instruction(&quot;; &quot;&quot;&quot;&quot;;[.B66];&quot;&quot;&quot;,&quot;     ;&quot;&quot;;[.C66];&quot;,&quot;     ;&quot;&quot;;[.D66];&quot;,&quot;     ;&quot;&quot;;[.E66];&quot;,&quot;     ;&quot;&quot;;[.F66];&quot;,&quot;     ;&quot;&quot;&quot;&quot;;[.G66];&quot;&quot;&quot;,&quot;     ;&quot;&quot;&quot;&quot;;[.H66];&quot;&quot;&quot;,&quot;     ;&quot;&quot;&quot;&quot;;[.I66];&quot;&quot;&quot;)&quot;)" office:value-type="string" office:string-value="add_instruction(&quot;DI&quot;,0b00000001,0b11111111,0,1,&quot;INTE F/F ← 0&quot;,&quot;&quot;,&quot;&quot;)" calcext:value-type="string">
            <text:p>add_instruction("DI",0b00000001,0b11111111,0,1,"INTE F/F ← 0","","")</text:p>
          </table:table-cell>
        </table:table-row>
        <table:table-row table:style-name="ro1">
          <table:table-cell/>
          <table:table-cell office:value-type="string" calcext:value-type="string">
            <text:p>CZP</text:p>
          </table:table-cell>
          <table:table-cell office:value-type="string" calcext:value-type="string">
            <text:p>0b10110000</text:p>
          </table:table-cell>
          <table:table-cell office:value-type="string" calcext:value-type="string">
            <text:p>0b111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PC) → STACK ; PC ← 00000P3P2P1P000</text:p>
          </table:table-cell>
          <table:table-cell table:number-columns-repeated="4"/>
          <table:table-cell table:formula="of:=COM.MICROSOFT.CONCAT(&quot;add_instruction(&quot;; &quot;&quot;&quot;&quot;;[.B67];&quot;&quot;&quot;,&quot;     ;&quot;&quot;;[.C67];&quot;,&quot;     ;&quot;&quot;;[.D67];&quot;,&quot;     ;&quot;&quot;;[.E67];&quot;,&quot;     ;&quot;&quot;;[.F67];&quot;,&quot;     ;&quot;&quot;&quot;&quot;;[.G67];&quot;&quot;&quot;,&quot;     ;&quot;&quot;&quot;&quot;;[.H67];&quot;&quot;&quot;,&quot;     ;&quot;&quot;&quot;&quot;;[.I67];&quot;&quot;&quot;)&quot;)" office:value-type="string" office:string-value="add_instruction(&quot;CZP&quot;,0b10110000,0b11110000,0,1,&quot;(PC) → STACK ; PC ← 00000P3P2P1P000&quot;,&quot;&quot;,&quot;&quot;)" calcext:value-type="string">
            <text:p>add_instruction("CZP",0b10110000,0b11110000,0,1,"(PC) → STACK ; PC ← 00000P3P2P1P000","","")</text:p>
          </table:table-cell>
        </table:table-row>
        <table:table-row table:style-name="ro1">
          <table:table-cell/>
          <table:table-cell office:value-type="string" calcext:value-type="string">
            <text:p>CAL</text:p>
          </table:table-cell>
          <table:table-cell office:value-type="string" calcext:value-type="string">
            <text:p>0b10101000</text:p>
          </table:table-cell>
          <table:table-cell office:value-type="string" calcext:value-type="string">
            <text:p>0b11111000</text:p>
          </table:table-cell>
          <table:table-cell office:value-type="string" calcext:value-type="string">
            <text:p>0b1111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PC) → STACK ; PC ← P10...P0</text:p>
          </table:table-cell>
          <table:table-cell table:number-columns-repeated="4"/>
          <table:table-cell table:formula="of:=COM.MICROSOFT.CONCAT(&quot;add_instruction(&quot;; &quot;&quot;&quot;&quot;;[.B68];&quot;&quot;&quot;,&quot;     ;&quot;&quot;;[.C68];&quot;,&quot;     ;&quot;&quot;;[.D68];&quot;,&quot;     ;&quot;&quot;;[.E68];&quot;,&quot;     ;&quot;&quot;;[.F68];&quot;,&quot;     ;&quot;&quot;&quot;&quot;;[.G68];&quot;&quot;&quot;,&quot;     ;&quot;&quot;&quot;&quot;;[.H68];&quot;&quot;&quot;,&quot;     ;&quot;&quot;&quot;&quot;;[.I68];&quot;&quot;&quot;)&quot;)" office:value-type="string" office:string-value="add_instruction(&quot;CAL&quot;,0b10101000,0b11111000,0b11111111,2,&quot;(PC) → STACK ; PC ← P10...P0&quot;,&quot;&quot;,&quot;&quot;)" calcext:value-type="string">
            <text:p>add_instruction("CAL",0b10101000,0b11111000,0b11111111,2,"(PC) → STACK ; PC ← P10...P0","","")</text:p>
          </table:table-cell>
        </table:table-row>
        <table:table-row table:style-name="ro1"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0b010010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← (STACK)</text:p>
          </table:table-cell>
          <table:table-cell table:number-columns-repeated="4"/>
          <table:table-cell table:formula="of:=COM.MICROSOFT.CONCAT(&quot;add_instruction(&quot;; &quot;&quot;&quot;&quot;;[.B69];&quot;&quot;&quot;,&quot;     ;&quot;&quot;;[.C69];&quot;,&quot;     ;&quot;&quot;;[.D69];&quot;,&quot;     ;&quot;&quot;;[.E69];&quot;,&quot;     ;&quot;&quot;;[.F69];&quot;,&quot;     ;&quot;&quot;&quot;&quot;;[.G69];&quot;&quot;&quot;,&quot;     ;&quot;&quot;&quot;&quot;;[.H69];&quot;&quot;&quot;,&quot;     ;&quot;&quot;&quot;&quot;;[.I69];&quot;&quot;&quot;)&quot;)" office:value-type="string" office:string-value="add_instruction(&quot;RT&quot;,0b01001000,0b11111111,0,1,&quot;PC ← (STACK)&quot;,&quot;&quot;,&quot;&quot;)" calcext:value-type="string">
            <text:p>add_instruction("RT",0b01001000,0b11111111,0,1,"PC ← (STACK)","","")</text:p>
          </table:table-cell>
        </table:table-row>
        <table:table-row table:style-name="ro1">
          <table:table-cell/>
          <table:table-cell office:value-type="string" calcext:value-type="string">
            <text:p>RTS</text:p>
          </table:table-cell>
          <table:table-cell office:value-type="string" calcext:value-type="string">
            <text:p>0b01001001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← (STACK) ; PC ← (PC) + 1 (, 2 maybe a jump can be skipped??)</text:p>
          </table:table-cell>
          <table:table-cell table:number-columns-repeated="4"/>
          <table:table-cell table:formula="of:=COM.MICROSOFT.CONCAT(&quot;add_instruction(&quot;; &quot;&quot;&quot;&quot;;[.B70];&quot;&quot;&quot;,&quot;     ;&quot;&quot;;[.C70];&quot;,&quot;     ;&quot;&quot;;[.D70];&quot;,&quot;     ;&quot;&quot;;[.E70];&quot;,&quot;     ;&quot;&quot;;[.F70];&quot;,&quot;     ;&quot;&quot;&quot;&quot;;[.G70];&quot;&quot;&quot;,&quot;     ;&quot;&quot;&quot;&quot;;[.H70];&quot;&quot;&quot;,&quot;     ;&quot;&quot;&quot;&quot;;[.I70];&quot;&quot;&quot;)&quot;)" office:value-type="string" office:string-value="add_instruction(&quot;RTS&quot;,0b01001001,0b11111111,0,1,&quot;PC ← (STACK) ; PC ← (PC) + 1 (, 2 maybe a jump can be skipped??)&quot;,&quot;&quot;,&quot;&quot;)" calcext:value-type="string">
            <text:p>add_instruction("RTS",0b01001001,0b11111111,0,1,"PC ← (STACK) ; PC ← (PC) + 1 (, 2 maybe a jump can be skipped??)","","")</text:p>
          </table:table-cell>
        </table:table-row>
        <table:table-row table:style-name="ro1">
          <table:table-cell/>
          <table:table-cell office:value-type="string" calcext:value-type="string">
            <text:p>SEB</text:p>
          </table:table-cell>
          <table:table-cell office:value-type="string" calcext:value-type="string">
            <text:p>0b011101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 E (B1B0) ← 1</text:p>
          </table:table-cell>
          <table:table-cell table:number-columns-repeated="4"/>
          <table:table-cell table:formula="of:=COM.MICROSOFT.CONCAT(&quot;add_instruction(&quot;; &quot;&quot;&quot;&quot;;[.B71];&quot;&quot;&quot;,&quot;     ;&quot;&quot;;[.C71];&quot;,&quot;     ;&quot;&quot;;[.D71];&quot;,&quot;     ;&quot;&quot;;[.E71];&quot;,&quot;     ;&quot;&quot;;[.F71];&quot;,&quot;     ;&quot;&quot;&quot;&quot;;[.G71];&quot;&quot;&quot;,&quot;     ;&quot;&quot;&quot;&quot;;[.H71];&quot;&quot;&quot;,&quot;     ;&quot;&quot;&quot;&quot;;[.I71];&quot;&quot;&quot;)&quot;)" office:value-type="string" office:string-value="add_instruction(&quot;SEB&quot;,0b01110100,0b11111100,0,1,&quot;PORT E (B1B0) ← 1&quot;,&quot;&quot;,&quot;&quot;)" calcext:value-type="string">
            <text:p>add_instruction("SEB",0b01110100,0b11111100,0,1,"PORT E (B1B0) ← 1","","")</text:p>
          </table:table-cell>
        </table:table-row>
        <table:table-row table:style-name="ro1">
          <table:table-cell/>
          <table:table-cell office:value-type="string" calcext:value-type="string">
            <text:p>REB</text:p>
          </table:table-cell>
          <table:table-cell office:value-type="string" calcext:value-type="string">
            <text:p>0b011001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 E (B1B0) ← 0</text:p>
          </table:table-cell>
          <table:table-cell table:number-columns-repeated="4"/>
          <table:table-cell table:formula="of:=COM.MICROSOFT.CONCAT(&quot;add_instruction(&quot;; &quot;&quot;&quot;&quot;;[.B72];&quot;&quot;&quot;,&quot;     ;&quot;&quot;;[.C72];&quot;,&quot;     ;&quot;&quot;;[.D72];&quot;,&quot;     ;&quot;&quot;;[.E72];&quot;,&quot;     ;&quot;&quot;;[.F72];&quot;,&quot;     ;&quot;&quot;&quot;&quot;;[.G72];&quot;&quot;&quot;,&quot;     ;&quot;&quot;&quot;&quot;;[.H72];&quot;&quot;&quot;,&quot;     ;&quot;&quot;&quot;&quot;;[.I72];&quot;&quot;&quot;)&quot;)" office:value-type="string" office:string-value="add_instruction(&quot;REB&quot;,0b01100100,0b11111100,0,1,&quot;PORT E (B1B0) ← 0&quot;,&quot;&quot;,&quot;&quot;)" calcext:value-type="string">
            <text:p>add_instruction("REB",0b01100100,0b11111100,0,1,"PORT E (B1B0) ← 0","","")</text:p>
          </table:table-cell>
        </table:table-row>
        <table:table-row table:style-name="ro1">
          <table:table-cell/>
          <table:table-cell office:value-type="string" calcext:value-type="string">
            <text:p>SPB</text:p>
          </table:table-cell>
          <table:table-cell office:value-type="string" calcext:value-type="string">
            <text:p>0b011100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 (DPl, B1B0) ← 1</text:p>
          </table:table-cell>
          <table:table-cell table:number-columns-repeated="4"/>
          <table:table-cell table:formula="of:=COM.MICROSOFT.CONCAT(&quot;add_instruction(&quot;; &quot;&quot;&quot;&quot;;[.B73];&quot;&quot;&quot;,&quot;     ;&quot;&quot;;[.C73];&quot;,&quot;     ;&quot;&quot;;[.D73];&quot;,&quot;     ;&quot;&quot;;[.E73];&quot;,&quot;     ;&quot;&quot;;[.F73];&quot;,&quot;     ;&quot;&quot;&quot;&quot;;[.G73];&quot;&quot;&quot;,&quot;     ;&quot;&quot;&quot;&quot;;[.H73];&quot;&quot;&quot;,&quot;     ;&quot;&quot;&quot;&quot;;[.I73];&quot;&quot;&quot;)&quot;)" office:value-type="string" office:string-value="add_instruction(&quot;SPB&quot;,0b01110000,0b11111100,0,1,&quot;PORT (DPl, B1B0) ← 1&quot;,&quot;&quot;,&quot;&quot;)" calcext:value-type="string">
            <text:p>add_instruction("SPB",0b01110000,0b11111100,0,1,"PORT (DPl, B1B0) ← 1","","")</text:p>
          </table:table-cell>
        </table:table-row>
        <table:table-row table:style-name="ro1">
          <table:table-cell/>
          <table:table-cell office:value-type="string" calcext:value-type="string">
            <text:p>RPB</text:p>
          </table:table-cell>
          <table:table-cell office:value-type="string" calcext:value-type="string">
            <text:p>0b011000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 (DPl, B1B0) ← 0</text:p>
          </table:table-cell>
          <table:table-cell table:number-columns-repeated="4"/>
          <table:table-cell table:formula="of:=COM.MICROSOFT.CONCAT(&quot;add_instruction(&quot;; &quot;&quot;&quot;&quot;;[.B74];&quot;&quot;&quot;,&quot;     ;&quot;&quot;;[.C74];&quot;,&quot;     ;&quot;&quot;;[.D74];&quot;,&quot;     ;&quot;&quot;;[.E74];&quot;,&quot;     ;&quot;&quot;;[.F74];&quot;,&quot;     ;&quot;&quot;&quot;&quot;;[.G74];&quot;&quot;&quot;,&quot;     ;&quot;&quot;&quot;&quot;;[.H74];&quot;&quot;&quot;,&quot;     ;&quot;&quot;&quot;&quot;;[.I74];&quot;&quot;&quot;)&quot;)" office:value-type="string" office:string-value="add_instruction(&quot;RPB&quot;,0b01100000,0b11111100,0,1,&quot;PORT (DPl, B1B0) ← 0&quot;,&quot;&quot;,&quot;&quot;)" calcext:value-type="string">
            <text:p>add_instruction("RPB",0b01100000,0b11111100,0,1,"PORT (DPl, B1B0) ← 0","","")</text:p>
          </table:table-cell>
        </table:table-row>
        <table:table-row table:style-name="ro1">
          <table:table-cell/>
          <table:table-cell office:value-type="string" calcext:value-type="string">
            <text:p>TPA</text:p>
          </table:table-cell>
          <table:table-cell office:value-type="string" calcext:value-type="string">
            <text:p>0b010101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if (PORTA(B1B0) = 1</text:p>
          </table:table-cell>
          <table:table-cell office:value-type="string" calcext:value-type="string">
            <text:p>(PORTA(B1B0) = 1</text:p>
          </table:table-cell>
          <table:table-cell table:number-columns-repeated="3"/>
          <table:table-cell table:formula="of:=COM.MICROSOFT.CONCAT(&quot;add_instruction(&quot;; &quot;&quot;&quot;&quot;;[.B75];&quot;&quot;&quot;,&quot;     ;&quot;&quot;;[.C75];&quot;,&quot;     ;&quot;&quot;;[.D75];&quot;,&quot;     ;&quot;&quot;;[.E75];&quot;,&quot;     ;&quot;&quot;;[.F75];&quot;,&quot;     ;&quot;&quot;&quot;&quot;;[.G75];&quot;&quot;&quot;,&quot;     ;&quot;&quot;&quot;&quot;;[.H75];&quot;&quot;&quot;,&quot;     ;&quot;&quot;&quot;&quot;;[.I75];&quot;&quot;&quot;)&quot;)" office:value-type="string" office:string-value="add_instruction(&quot;TPA&quot;,0b01010100,0b11111100,0,1,&quot;skip if (PORTA(B1B0) = 1&quot;,&quot;(PORTA(B1B0) = 1&quot;,&quot;&quot;)" calcext:value-type="string">
            <text:p>add_instruction("TPA",0b01010100,0b11111100,0,1,"skip if (PORTA(B1B0) = 1","(PORTA(B1B0) = 1","")</text:p>
          </table:table-cell>
        </table:table-row>
        <table:table-row table:style-name="ro1">
          <table:table-cell/>
          <table:table-cell office:value-type="string" calcext:value-type="string">
            <text:p>TPB</text:p>
          </table:table-cell>
          <table:table-cell office:value-type="string" calcext:value-type="string">
            <text:p>0b01010000</text:p>
          </table:table-cell>
          <table:table-cell office:value-type="string" calcext:value-type="string">
            <text:p>0b1111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if (PORT(DPl, B1B0) = 1</text:p>
          </table:table-cell>
          <table:table-cell office:value-type="string" calcext:value-type="string">
            <text:p>(PORT(DPl, B1B0) = 1</text:p>
          </table:table-cell>
          <table:table-cell table:number-columns-repeated="3"/>
          <table:table-cell table:formula="of:=COM.MICROSOFT.CONCAT(&quot;add_instruction(&quot;; &quot;&quot;&quot;&quot;;[.B76];&quot;&quot;&quot;,&quot;     ;&quot;&quot;;[.C76];&quot;,&quot;     ;&quot;&quot;;[.D76];&quot;,&quot;     ;&quot;&quot;;[.E76];&quot;,&quot;     ;&quot;&quot;;[.F76];&quot;,&quot;     ;&quot;&quot;&quot;&quot;;[.G76];&quot;&quot;&quot;,&quot;     ;&quot;&quot;&quot;&quot;;[.H76];&quot;&quot;&quot;,&quot;     ;&quot;&quot;&quot;&quot;;[.I76];&quot;&quot;&quot;)&quot;)" office:value-type="string" office:string-value="add_instruction(&quot;TPB&quot;,0b01010000,0b11111100,0,1,&quot;skip if (PORT(DPl, B1B0) = 1&quot;,&quot;(PORT(DPl, B1B0) = 1&quot;,&quot;&quot;)" calcext:value-type="string">
            <text:p>add_instruction("TPB",0b01010000,0b11111100,0,1,"skip if (PORT(DPl, B1B0) = 1","(PORT(DPl, B1B0) = 1","")</text:p>
          </table:table-cell>
        </table:table-row>
        <table:table-row table:style-name="ro1">
          <table:table-cell/>
          <table:table-cell office:value-type="string" calcext:value-type="string">
            <text:p>OE</text:p>
          </table:table-cell>
          <table:table-cell office:value-type="string" calcext:value-type="string">
            <text:p>0b010001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 E ← (Acc)</text:p>
          </table:table-cell>
          <table:table-cell table:number-columns-repeated="4"/>
          <table:table-cell table:formula="of:=COM.MICROSOFT.CONCAT(&quot;add_instruction(&quot;; &quot;&quot;&quot;&quot;;[.B77];&quot;&quot;&quot;,&quot;     ;&quot;&quot;;[.C77];&quot;,&quot;     ;&quot;&quot;;[.D77];&quot;,&quot;     ;&quot;&quot;;[.E77];&quot;,&quot;     ;&quot;&quot;;[.F77];&quot;,&quot;     ;&quot;&quot;&quot;&quot;;[.G77];&quot;&quot;&quot;,&quot;     ;&quot;&quot;&quot;&quot;;[.H77];&quot;&quot;&quot;,&quot;     ;&quot;&quot;&quot;&quot;;[.I77];&quot;&quot;&quot;)&quot;)" office:value-type="string" office:string-value="add_instruction(&quot;OE&quot;,0b01000100,0b11111111,0,1,&quot;PORT E ← (Acc)&quot;,&quot;&quot;,&quot;&quot;)" calcext:value-type="string">
            <text:p>add_instruction("OE",0b01000100,0b11111111,0,1,"PORT E ← (Acc)","","")</text:p>
          </table:table-cell>
        </table:table-row>
        <table:table-row table:style-name="ro1"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0b0000111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 (DPl) ← (Acc)</text:p>
          </table:table-cell>
          <table:table-cell table:number-columns-repeated="4"/>
          <table:table-cell table:formula="of:=COM.MICROSOFT.CONCAT(&quot;add_instruction(&quot;; &quot;&quot;&quot;&quot;;[.B78];&quot;&quot;&quot;,&quot;     ;&quot;&quot;;[.C78];&quot;,&quot;     ;&quot;&quot;;[.D78];&quot;,&quot;     ;&quot;&quot;;[.E78];&quot;,&quot;     ;&quot;&quot;;[.F78];&quot;,&quot;     ;&quot;&quot;&quot;&quot;;[.G78];&quot;&quot;&quot;,&quot;     ;&quot;&quot;&quot;&quot;;[.H78];&quot;&quot;&quot;,&quot;     ;&quot;&quot;&quot;&quot;;[.I78];&quot;&quot;&quot;)&quot;)" office:value-type="string" office:string-value="add_instruction(&quot;OP&quot;,0b00001110,0b11111111,0,1,&quot;PORT (DPl) ← (Acc)&quot;,&quot;&quot;,&quot;&quot;)" calcext:value-type="string">
            <text:p>add_instruction("OP",0b00001110,0b11111111,0,1,"PORT (DPl) ← (Acc)","","")</text:p>
          </table:table-cell>
        </table:table-row>
        <table:table-row table:style-name="ro1">
          <table:table-cell/>
          <table:table-cell office:value-type="string" calcext:value-type="string">
            <text:p>OCD</text:p>
          </table:table-cell>
          <table:table-cell office:value-type="string" calcext:value-type="string">
            <text:p>0b00011110</text:p>
          </table:table-cell>
          <table:table-cell table:number-columns-repeated="2" office:value-type="string" calcext:value-type="string">
            <text:p>0b1111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 C,D ← I7...I0</text:p>
          </table:table-cell>
          <table:table-cell table:number-columns-repeated="4"/>
          <table:table-cell table:formula="of:=COM.MICROSOFT.CONCAT(&quot;add_instruction(&quot;; &quot;&quot;&quot;&quot;;[.B79];&quot;&quot;&quot;,&quot;     ;&quot;&quot;;[.C79];&quot;,&quot;     ;&quot;&quot;;[.D79];&quot;,&quot;     ;&quot;&quot;;[.E79];&quot;,&quot;     ;&quot;&quot;;[.F79];&quot;,&quot;     ;&quot;&quot;&quot;&quot;;[.G79];&quot;&quot;&quot;,&quot;     ;&quot;&quot;&quot;&quot;;[.H79];&quot;&quot;&quot;,&quot;     ;&quot;&quot;&quot;&quot;;[.I79];&quot;&quot;&quot;)&quot;)" office:value-type="string" office:string-value="add_instruction(&quot;OCD&quot;,0b00011110,0b11111111,0b11111111,2,&quot;PORT C,D ← I7...I0&quot;,&quot;&quot;,&quot;&quot;)" calcext:value-type="string">
            <text:p>add_instruction("OCD",0b00011110,0b11111111,0b11111111,2,"PORT C,D ← I7...I0","","")</text:p>
          </table:table-cell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PORT A) → Acc</text:p>
          </table:table-cell>
          <table:table-cell table:number-columns-repeated="4"/>
          <table:table-cell table:formula="of:=COM.MICROSOFT.CONCAT(&quot;add_instruction(&quot;; &quot;&quot;&quot;&quot;;[.B80];&quot;&quot;&quot;,&quot;     ;&quot;&quot;;[.C80];&quot;,&quot;     ;&quot;&quot;;[.D80];&quot;,&quot;     ;&quot;&quot;;[.E80];&quot;,&quot;     ;&quot;&quot;;[.F80];&quot;,&quot;     ;&quot;&quot;&quot;&quot;;[.G80];&quot;&quot;&quot;,&quot;     ;&quot;&quot;&quot;&quot;;[.H80];&quot;&quot;&quot;,&quot;     ;&quot;&quot;&quot;&quot;;[.I80];&quot;&quot;&quot;)&quot;)" office:value-type="string" office:string-value="add_instruction(&quot;IA&quot;,0b01000000,0b11111111,0,1,&quot;(PORT A) → Acc&quot;,&quot;&quot;,&quot;&quot;)" calcext:value-type="string">
            <text:p>add_instruction("IA",0b01000000,0b11111111,0,1,"(PORT A) → Acc","","")</text:p>
          </table:table-cell>
        </table:table-row>
        <table:table-row table:style-name="ro1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0b0011001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PORT (DPl)) → Acc</text:p>
          </table:table-cell>
          <table:table-cell table:number-columns-repeated="4"/>
          <table:table-cell table:formula="of:=COM.MICROSOFT.CONCAT(&quot;add_instruction(&quot;; &quot;&quot;&quot;&quot;;[.B81];&quot;&quot;&quot;,&quot;     ;&quot;&quot;;[.C81];&quot;,&quot;     ;&quot;&quot;;[.D81];&quot;,&quot;     ;&quot;&quot;;[.E81];&quot;,&quot;     ;&quot;&quot;;[.F81];&quot;,&quot;     ;&quot;&quot;&quot;&quot;;[.G81];&quot;&quot;&quot;,&quot;     ;&quot;&quot;&quot;&quot;;[.H81];&quot;&quot;&quot;,&quot;     ;&quot;&quot;&quot;&quot;;[.I81];&quot;&quot;&quot;)&quot;)" office:value-type="string" office:string-value="add_instruction(&quot;IP&quot;,0b00110010,0b11111111,0,1,&quot;(PORT (DPl)) → Acc&quot;,&quot;&quot;,&quot;&quot;)" calcext:value-type="string">
            <text:p>add_instruction("IP",0b00110010,0b11111111,0,1,"(PORT (DPl)) → Acc","","")</text:p>
          </table:table-cell>
        </table:table-row>
        <table:table-row table:style-name="ro1">
          <table:table-cell/>
          <table:table-cell office:value-type="string" calcext:value-type="string">
            <text:p>STM</text:p>
          </table:table-cell>
          <table:table-cell office:value-type="string" calcext:value-type="string">
            <text:p>0b00010100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b0011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F/F ← 0 ; TIMER ← I5...I0</text:p>
          </table:table-cell>
          <table:table-cell table:number-columns-repeated="4"/>
          <table:table-cell table:formula="of:=COM.MICROSOFT.CONCAT(&quot;add_instruction(&quot;; &quot;&quot;&quot;&quot;;[.B82];&quot;&quot;&quot;,&quot;     ;&quot;&quot;;[.C82];&quot;,&quot;     ;&quot;&quot;;[.D82];&quot;,&quot;     ;&quot;&quot;;[.E82];&quot;,&quot;     ;&quot;&quot;;[.F82];&quot;,&quot;     ;&quot;&quot;&quot;&quot;;[.G82];&quot;&quot;&quot;,&quot;     ;&quot;&quot;&quot;&quot;;[.H82];&quot;&quot;&quot;,&quot;     ;&quot;&quot;&quot;&quot;;[.I82];&quot;&quot;&quot;)&quot;)" office:value-type="string" office:string-value="add_instruction(&quot;STM&quot;,0b00010100,0b11111111,0b00111111,2,&quot;TMF/F ← 0 ; TIMER ← I5...I0&quot;,&quot;&quot;,&quot;&quot;)" calcext:value-type="string">
            <text:p>add_instruction("STM",0b00010100,0b11111111,0b00111111,2,"TMF/F ← 0 ; TIMER ← I5...I0","","")</text:p>
          </table:table-cell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b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table:formula="of:=COM.MICROSOFT.CONCAT(&quot;add_instruction(&quot;; &quot;&quot;&quot;&quot;;[.B83];&quot;&quot;&quot;,&quot;     ;&quot;&quot;;[.C83];&quot;,&quot;     ;&quot;&quot;;[.D83];&quot;,&quot;     ;&quot;&quot;;[.E83];&quot;,&quot;     ;&quot;&quot;;[.F83];&quot;,&quot;     ;&quot;&quot;&quot;&quot;;[.G83];&quot;&quot;&quot;,&quot;     ;&quot;&quot;&quot;&quot;;[.H83];&quot;&quot;&quot;,&quot;     ;&quot;&quot;&quot;&quot;;[.I83];&quot;&quot;&quot;)&quot;)" office:value-type="string" office:string-value="add_instruction(&quot;NOP&quot;,0b00000000,0b11111111,0,1,&quot;No operation&quot;,&quot;&quot;,&quot;&quot;)" calcext:value-type="string">
            <text:p>add_instruction("NOP",0b00000000,0b11111111,0,1,"No operation","","")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f Mask != 0xFF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- opcode is determined ANDing the mask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- opcode "option bits" are determined ANDing the inverted mask</text:p>
          </table:table-cell>
          <table:table-cell table:number-columns-repeated="3"/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1:Sheet1.L93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09:20:21.290009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Linux_X86_64 LibreOffice_project/00m0$Build-2</meta:generator>
    <dc:date>2018-11-26T18:41:22.864631715</dc:date>
    <meta:editing-duration>P1DT9H11M31S</meta:editing-duration>
    <meta:editing-cycles>74</meta:editing-cycles>
    <meta:document-statistic meta:table-count="1" meta:cell-count="599" meta:object-count="0"/>
  </office:meta>
</office:document-meta>
</file>